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1BEA9B135D1E4ECD.jpg" manifest:media-type="image/jpeg"/>
  <manifest:file-entry manifest:full-path="Pictures/10000000000004EC0000031A038C5CAA0E48EFE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Segoe UI6" svg:font-family="'Segoe UI'" style:font-adornments="Regular"/>
    <style:font-face style:name="Segoe UI Semibold3" svg:font-family="'Segoe UI Semibold'"/>
    <style:font-face style:name="Arial2" svg:font-family="Arial" style:font-family-generic="swiss"/>
    <style:font-face style:name="Arial3" svg:font-family="Arial" style:font-adornments="Regular" style:font-family-generic="swiss"/>
    <style:font-face style:name="Arial6" svg:font-family="Arial" style:font-family-generic="system"/>
    <style:font-face style:name="Segoe UI7" svg:font-family="'Segoe UI'" style:font-family-generic="system"/>
    <style:font-face style:name="Arial5" svg:font-family="Arial" style:font-pitch="variable"/>
    <style:font-face style:name="Copperplate Gothic Light" svg:font-family="'Copperplate Gothic Light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Segoe UI Semibold2" svg:font-family="'Segoe UI Semibold'" style:font-pitch="variable"/>
    <style:font-face style:name="Tahoma1" svg:font-family="Tahoma" style:font-pitch="variable"/>
    <style:font-face style:name="Times New Roman" svg:font-family="'Times New Roman'" style:font-pitch="variable"/>
    <style:font-face style:name="Gabriola" svg:font-family="Gabriola" style:font-family-generic="decorative" style:font-pitch="variable"/>
    <style:font-face style:name="Liberation Sans2" svg:font-family="'Liberation Sans'" style:font-family-generic="decorative" style:font-pitch="variable"/>
    <style:font-face style:name="Arial" svg:font-family="Arial" style:font-family-generic="roman" style:font-pitch="variable"/>
    <style:font-face style:name="Copperplate Gothic Light1" svg:font-family="'Copperplate Gothic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Microsoft YaHei2" svg:font-family="'Microsoft YaHei'" style:font-family-generic="swiss" style:font-pitch="variable"/>
    <style:font-face style:name="Segoe UI" svg:font-family="'Segoe UI'" style:font-family-generic="swiss" style:font-pitch="variable"/>
    <style:font-face style:name="Segoe UI4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5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Bitmap_20_22" style:repeat="stretch" presentation:display-footer="true" presentation:display-page-number="false" presentation:display-date-time="true"/>
    </style:style>
    <style:style style:name="dp23" style:family="drawing-page">
      <style:drawing-page-properties presentation:background-visible="true" presentation:background-objects-visible="true" draw:fill="bitmap" draw:fill-image-name="Bitmap_20_23" style:repeat="stretch" presentation:display-footer="true" presentation:display-page-number="false" presentation:display-date-time="true"/>
    </style:style>
    <style:style style:name="dp24" style:family="drawing-page">
      <style:drawing-page-properties presentation:background-visible="true" presentation:background-objects-visible="true" draw:fill="bitmap" draw:fill-image-name="Bitmap_20_24" style:repeat="stretch" presentation:display-footer="true" presentation:display-page-number="false" presentation:display-date-time="true"/>
    </style:style>
    <style:style style:name="dp25" style:family="drawing-page">
      <style:drawing-page-properties presentation:background-visible="true" presentation:background-objects-visible="true" draw:fill="bitmap" draw:fill-image-name="Bitmap_20_25" style:repeat="stretch" presentation:display-footer="true" presentation:display-page-number="false" presentation:display-date-time="true"/>
    </style:style>
    <style:style style:name="dp26" style:family="drawing-page">
      <style:drawing-page-properties presentation:background-visible="true" presentation:background-objects-visible="true" draw:fill="bitmap" draw:fill-image-name="Bitmap_20_26" style:repeat="stretch" presentation:display-footer="true" presentation:display-page-number="false" presentation:display-date-time="true"/>
    </style:style>
    <style:style style:name="dp27" style:family="drawing-page">
      <style:drawing-page-properties presentation:background-visible="true" presentation:background-objects-visible="true" draw:fill="bitmap" draw:fill-image-name="Bitmap_20_27" style:repeat="stretch" presentation:display-footer="true" presentation:display-page-number="false" presentation:display-date-time="true"/>
    </style:style>
    <style:style style:name="dp28" style:family="drawing-page">
      <style:drawing-page-properties presentation:background-visible="true" presentation:background-objects-visible="true" draw:fill="bitmap" draw:fill-image-name="Bitmap_20_28" style:repeat="stretch" presentation:display-footer="true" presentation:display-page-number="false" presentation:display-date-time="true"/>
    </style:style>
    <style:style style:name="dp29" style:family="drawing-page">
      <style:drawing-page-properties presentation:background-visible="true" presentation:background-objects-visible="true" draw:fill="bitmap" draw:fill-image-name="Bitmap_20_47" style:repeat="stretch" presentation:display-footer="true" presentation:display-page-number="false" presentation:display-date-time="true"/>
    </style:style>
    <style:style style:name="dp30" style:family="drawing-page">
      <style:drawing-page-properties presentation:background-visible="true" presentation:background-objects-visible="true" draw:fill="bitmap" draw:fill-image-name="Bitmap_20_48" style:repeat="stretch" presentation:display-footer="true" presentation:display-page-number="false" presentation:display-date-time="true"/>
    </style:style>
    <style:style style:name="dp31" style:family="drawing-page">
      <style:drawing-page-properties presentation:background-visible="true" presentation:background-objects-visible="true" draw:fill="bitmap" draw:fill-image-name="Bitmap_20_49" style:repeat="stretch" presentation:display-footer="true" presentation:display-page-number="false" presentation:display-date-time="true"/>
    </style:style>
    <style:style style:name="dp32" style:family="drawing-page">
      <style:drawing-page-properties presentation:background-visible="true" presentation:background-objects-visible="true" draw:fill="bitmap" draw:fill-image-name="Bitmap_20_50" style:repeat="stretch" presentation:display-footer="true" presentation:display-page-number="false" presentation:display-date-time="true"/>
    </style:style>
    <style:style style:name="dp33" style:family="drawing-page">
      <style:drawing-page-properties presentation:background-visible="true" presentation:background-objects-visible="true" draw:fill="bitmap" draw:fill-image-name="Bitmap_20_53" style:repeat="stretch" presentation:display-footer="true" presentation:display-page-number="false" presentation:display-date-time="true"/>
    </style:style>
    <style:style style:name="dp34" style:family="drawing-page">
      <style:drawing-page-properties presentation:background-visible="true" presentation:background-objects-visible="true" draw:fill="bitmap" draw:fill-image-name="Bitmap_20_54" style:repeat="stretch" presentation:display-footer="true" presentation:display-page-number="false" presentation:display-date-time="true"/>
    </style:style>
    <style:style style:name="dp35" style:family="drawing-page">
      <style:drawing-page-properties presentation:background-visible="true" presentation:background-objects-visible="true" draw:fill="bitmap" draw:fill-image-name="Bitmap_20_55" style:repeat="stretch" presentation:display-footer="true" presentation:display-page-number="false" presentation:display-date-time="true"/>
    </style:style>
    <style:style style:name="dp36" style:family="drawing-page">
      <style:drawing-page-properties presentation:background-visible="true" presentation:background-objects-visible="true" draw:fill="bitmap" draw:fill-image-name="Bitmap_20_56" style:repeat="stretch" presentation:display-footer="true" presentation:display-page-number="false" presentation:display-date-time="true"/>
    </style:style>
    <style:style style:name="dp37" style:family="drawing-page">
      <style:drawing-page-properties presentation:background-visible="true" presentation:background-objects-visible="true" draw:fill="bitmap" draw:fill-image-name="Bitmap_20_57" style:repeat="stretch" presentation:display-footer="true" presentation:display-page-number="false" presentation:display-date-time="true"/>
    </style:style>
    <style:style style:name="dp38" style:family="drawing-page">
      <style:drawing-page-properties presentation:background-visible="true" presentation:background-objects-visible="true" draw:fill="bitmap" draw:fill-image-name="Bitmap_20_58" style:repeat="stretch" presentation:display-footer="true" presentation:display-page-number="false" presentation:display-date-time="true"/>
    </style:style>
    <style:style style:name="dp39" style:family="drawing-page">
      <style:drawing-page-properties presentation:background-visible="true" presentation:background-objects-visible="true" draw:fill="bitmap" draw:fill-image-name="Bitmap_20_59" style:repeat="stretch" presentation:display-footer="true" presentation:display-page-number="false" presentation:display-date-time="true"/>
    </style:style>
    <style:style style:name="dp40" style:family="drawing-page">
      <style:drawing-page-properties presentation:background-visible="true" presentation:background-objects-visible="true" draw:fill="bitmap" draw:fill-image-name="Bitmap_20_60" style:repeat="stretch" presentation:display-footer="true" presentation:display-page-number="false" presentation:display-date-time="true"/>
    </style:style>
    <style:style style:name="dp41" style:family="drawing-page">
      <style:drawing-page-properties presentation:background-visible="true" presentation:background-objects-visible="true" draw:fill="bitmap" draw:fill-image-name="Bitmap_20_61" style:repeat="stretch" presentation:display-footer="true" presentation:display-page-number="false" presentation:display-date-time="true"/>
    </style:style>
    <style:style style:name="dp42" style:family="drawing-page">
      <style:drawing-page-properties presentation:background-visible="true" presentation:background-objects-visible="true" draw:fill="bitmap" draw:fill-image-name="Bitmap_20_62" style:repeat="stretch" presentation:display-footer="true" presentation:display-page-number="false" presentation:display-date-time="true"/>
    </style:style>
    <style:style style:name="gr1" style:family="graphic" style:parent-style-name="Default_5f_4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" style:family="graphic" style:parent-style-name="Default_5f_4">
      <style:graphic-properties draw:stroke="none" svg:stroke-color="#000000" draw:fill="none" draw:fill-color="#ffffff" draw:auto-grow-height="true" draw:auto-grow-width="false" fo:max-height="0cm" fo:min-height="3.052cm"/>
    </style:style>
    <style:style style:name="gr3" style:family="graphic">
      <style:graphic-properties style:protect="size"/>
    </style:style>
    <style:style style:name="gr4" style:family="graphic" style:parent-style-name="Default_5f_4">
      <style:graphic-properties draw:stroke="none" svg:stroke-color="#000000" draw:fill="none" draw:fill-color="#ffffff" draw:auto-grow-height="true" draw:auto-grow-width="false" fo:max-height="0cm" fo:min-height="7.827cm"/>
    </style:style>
    <style:style style:name="gr5" style:family="graphic" style:parent-style-name="Default_5f_4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0.064cm"/>
    </style:style>
    <style:style style:name="gr7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4.814cm"/>
    </style:style>
    <style:style style:name="gr8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544cm"/>
    </style:style>
    <style:style style:name="gr9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0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544cm"/>
    </style:style>
    <style:style style:name="gr11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006cm"/>
    </style:style>
    <style:style style:name="gr12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38cm"/>
    </style:style>
    <style:style style:name="gr13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4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8.451cm"/>
    </style:style>
    <style:style style:name="gr15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8.451cm"/>
    </style:style>
    <style:style style:name="gr16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17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8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006cm"/>
    </style:style>
    <style:style style:name="gr19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036cm"/>
    </style:style>
    <style:style style:name="gr20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4.697cm"/>
    </style:style>
    <style:style style:name="gr21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4.697cm"/>
    </style:style>
    <style:style style:name="gr22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23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387cm"/>
    </style:style>
    <style:style style:name="gr24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9.58cm"/>
    </style:style>
    <style:style style:name="gr25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387cm"/>
    </style:style>
    <style:style style:name="gr26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387cm"/>
    </style:style>
    <style:style style:name="gr27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387cm"/>
    </style:style>
    <style:style style:name="gr28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294cm"/>
    </style:style>
    <style:style style:name="gr29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4.884cm"/>
    </style:style>
    <style:style style:name="gr30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4.884cm"/>
    </style:style>
    <style:style style:name="gr31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32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036cm"/>
    </style:style>
    <style:style style:name="gr33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34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35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36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37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38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39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40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41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42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43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44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45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46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10.141cm"/>
    </style:style>
    <style:style style:name="gr47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7.516cm"/>
    </style:style>
    <style:style style:name="gr48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354cm"/>
    </style:style>
    <style:style style:name="gr49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306cm"/>
    </style:style>
    <style:style style:name="gr50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306cm"/>
    </style:style>
    <style:style style:name="gr51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306cm"/>
    </style:style>
    <style:style style:name="gr52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306cm"/>
    </style:style>
    <style:style style:name="gr53" style:family="graphic" style:parent-style-name="standard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55" style:family="graphic" style:parent-style-name="Default_5f_5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56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57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58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59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60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61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62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56cm"/>
    </style:style>
    <style:style style:name="gr64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65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66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67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68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69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70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71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72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73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74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75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76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77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78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79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80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81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82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322cm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87cm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cm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cm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cm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cm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cm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cm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cm"/>
    </style:style>
    <style:style style:name="gr93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074cm"/>
    </style:style>
    <style:style style:name="gr94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026cm"/>
    </style:style>
    <style:style style:name="gr95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026cm"/>
    </style:style>
    <style:style style:name="gr96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026cm"/>
    </style:style>
    <style:style style:name="gr97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026cm"/>
    </style:style>
    <style:style style:name="gr98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026cm"/>
    </style:style>
    <style:style style:name="gr99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026cm"/>
    </style:style>
    <style:style style:name="gr100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026cm"/>
    </style:style>
    <style:style style:name="gr101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102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38cm"/>
    </style:style>
    <style:style style:name="gr103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4.651cm"/>
    </style:style>
    <style:style style:name="gr104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105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06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107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108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7.696cm"/>
    </style:style>
    <style:style style:name="gr109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10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111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006cm"/>
    </style:style>
    <style:style style:name="gr112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4.503cm"/>
    </style:style>
    <style:style style:name="gr113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7.509cm"/>
    </style:style>
    <style:style style:name="gr114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1_5f_-notes">
      <style:graphic-properties draw:fill-color="#ffffff" draw:auto-grow-height="true" fo:min-height="12.572cm"/>
    </style:style>
    <style:style style:name="P1" style:family="paragraph">
      <loext:graphic-properties draw:fill="solid" draw:fill-color="#5b277d"/>
      <style:paragraph-properties fo:text-align="center"/>
    </style:style>
    <style:style style:name="P2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3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style:text-underline-style="none" style:font-size-asian="28pt" style:font-style-asian="normal" style:font-size-complex="28pt" style:font-style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style:text-underline-style="none" style:font-size-asian="28pt" style:font-style-asian="normal" style:font-size-complex="28pt" style:font-style-complex="normal"/>
    </style:style>
    <style:style style:name="P7" style:family="paragraph">
      <style:paragraph-properties fo:margin-left="1.27cm" fo:margin-right="0cm" fo:margin-top="0cm" fo:margin-bottom="0cm" fo:line-height="100%" fo:text-align="center" fo:text-indent="-1.27cm" style:text-autospace="none">
        <style:tab-stops>
          <style:tab-stop style:position="19.05cm" style:type="right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 Semibold" fo:font-size="48pt" fo:font-style="normal" style:text-underline-style="none" style:font-size-asian="48pt" style:font-style-asian="normal" style:font-size-complex="48pt" style:font-style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00%" fo:text-align="start" fo:text-indent="-1.27cm" style:text-autospace="none">
        <style:tab-stops>
          <style:tab-stop style:position="19.05cm" style:type="right"/>
        </style:tab-stops>
      </style:paragraph-properties>
    </style:style>
    <style:style style:name="P12" style:family="paragraph">
      <style:paragraph-properties fo:margin-left="0.635cm" fo:margin-right="0cm" fo:margin-top="0cm" fo:margin-bottom="0cm" fo:line-height="100%" fo:text-align="start" fo:text-indent="-0.635cm" style:text-autospace="none">
        <style:tab-stops>
          <style:tab-stop style:position="19.05cm" style:type="right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style:text-underline-style="none" style:font-size-asian="28pt" style:font-style-asian="normal" style:font-size-complex="28pt" style:font-style-complex="normal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style:text-underline-style="none" style:font-size-asian="28pt" style:font-style-asian="normal" style:font-size-complex="28pt" style:font-style-complex="normal"/>
    </style:style>
    <style:style style:name="P15" style:family="paragraph">
      <style:paragraph-properties fo:margin-left="0.635cm" fo:margin-right="0cm" fo:margin-top="0cm" fo:margin-bottom="0cm" fo:line-height="100%" fo:text-align="center" fo:text-indent="-0.61cm" style:text-autospace="none">
        <style:tab-stops>
          <style:tab-stop style:position="19.05cm" style:type="right"/>
        </style:tab-stops>
      </style:paragraph-properties>
    </style:style>
    <style:style style:name="P16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1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style:text-underline-style="none" style:font-size-asian="28pt" style:font-style-asian="normal" style:font-size-complex="28pt" style:font-style-complex="normal"/>
    </style:style>
    <style:style style:name="P17" style:family="paragraph">
      <style:paragraph-properties fo:margin-left="0.635cm" fo:margin-right="0cm" fo:margin-top="0cm" fo:margin-bottom="0cm" fo:line-height="100%" fo:text-align="start" fo:text-indent="-0.61cm" style:text-autospace="none">
        <style:tab-stops>
          <style:tab-stop style:position="19.05cm" style:type="right"/>
        </style:tab-stops>
      </style:paragraph-properties>
    </style:style>
    <style:style style:name="P18" style:family="paragraph">
      <style:paragraph-properties fo:margin-left="0.635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</style:style>
    <style:style style:name="P19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style:text-underline-style="none" style:font-size-asian="28pt" style:font-style-asian="normal" style:font-size-complex="28pt" style:font-style-complex="normal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36pt" fo:font-style="normal" style:text-underline-style="none" style:font-size-asian="36pt" style:font-style-asian="normal" style:font-size-complex="36pt" style:font-style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48pt" fo:font-style="normal" style:text-underline-style="none" style:font-size-asian="48pt" style:font-style-asian="normal" style:font-size-complex="48pt" style:font-style-complex="normal"/>
    </style:style>
    <style:style style:name="P22" style:family="paragraph">
      <style:paragraph-properties fo:margin-left="0.318cm" fo:margin-right="0cm" fo:margin-top="0cm" fo:margin-bottom="0cm" fo:line-height="100%" fo:text-align="start" fo:text-indent="-0.318cm" style:text-autospace="none">
        <style:tab-stops>
          <style:tab-stop style:position="19.05cm" style:type="right"/>
        </style:tab-stops>
      </style:paragraph-properties>
    </style:style>
    <style:style style:name="P23" style:family="paragraph">
      <style:paragraph-properties fo:margin-left="0.318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</style:style>
    <style:style style:name="P24" style:family="paragraph">
      <style:paragraph-properties fo:margin-left="0cm" fo:margin-right="0cm" fo:margin-top="0cm" fo:margin-bottom="0.141cm" fo:line-height="100%" fo:text-align="center" fo:text-indent="0cm" style:text-autospace="none">
        <style:tab-stops>
          <style:tab-stop style:position="19.05cm" style:type="right"/>
        </style:tab-stops>
      </style:paragraph-properties>
    </style:style>
    <style:style style:name="P25" style:family="paragraph">
      <style:paragraph-properties fo:margin-left="2.062cm" fo:margin-right="0cm" fo:margin-top="0cm" fo:margin-bottom="0cm" fo:line-height="100%" fo:text-align="center" fo:text-indent="-2.062cm" style:text-autospace="none">
        <style:tab-stops>
          <style:tab-stop style:position="19.05cm" style:type="right"/>
        </style:tab-stops>
      </style:paragraph-properties>
    </style:style>
    <style:style style:name="P26" style:family="paragraph">
      <style:paragraph-properties fo:margin-left="0.318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</style:style>
    <style:style style:name="P27" style:family="paragraph">
      <style:paragraph-properties fo:margin-left="2.062cm" fo:margin-right="0cm" fo:margin-top="0cm" fo:margin-bottom="0cm" fo:line-height="100%" fo:text-align="start" fo:text-indent="-2.062cm" style:text-autospace="none">
        <style:tab-stops>
          <style:tab-stop style:position="19.05cm" style:type="right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style:text-underline-style="none"/>
    </style:style>
    <style:style style:name="P29" style:family="paragraph">
      <style:paragraph-properties fo:text-align="center">
        <style:tab-stops>
          <style:tab-stop style:position="19.05cm" style:type="right"/>
        </style:tab-stops>
      </style:paragraph-properties>
      <style:text-properties style:text-underline-style="none"/>
    </style:style>
    <style:style style:name="P3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48pt" fo:font-style="normal" style:text-underline-style="none" style:font-size-asian="48pt" style:font-style-asian="normal" style:font-size-complex="48pt" style:font-style-complex="normal"/>
    </style:style>
    <style:style style:name="P3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  <style:text-properties style:text-underline-style="non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  <style:text-properties fo:color="#000000" style:font-name="Segoe UI Semibold" fo:font-size="48pt" fo:font-style="normal" style:text-underline-style="none" style:font-size-asian="48pt" style:font-style-asian="normal" style:font-size-complex="48pt" style:font-style-complex="normal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35" style:family="paragraph">
      <loext:graphic-properties draw:fill-color="#ffffff"/>
      <style:text-properties fo:font-size="26.3999996185303pt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style:text-underline-style="none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48pt" style:text-underline-style="none" style:font-size-asian="48pt" style:font-size-complex="48pt"/>
    </style:style>
    <style:style style:name="P38" style:family="paragraph">
      <style:paragraph-properties fo:margin-left="0cm" fo:margin-right="0cm" fo:margin-top="0cm" fo:margin-bottom="0cm" fo:line-height="100%" fo:text-align="start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text-underline-style="none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48pt" fo:font-style="normal" style:text-underline-style="none" style:font-size-asian="48pt" style:font-style-asian="normal" style:font-size-complex="48pt" style:font-style-complex="normal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0000" fo:font-size="18pt" fo:font-style="normal" style:font-style-asian="normal" style:font-style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0000" fo:font-size="18pt" fo:font-style="normal" style:font-style-asian="normal" style:font-style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fo:font-size="18pt" fo:font-style="normal" style:font-style-asian="normal" style:font-style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font-size="22pt" style:font-size-asian="22pt" style:font-size-complex="22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font-size="22pt" style:text-underline-style="none" style:font-size-asian="22pt" style:font-size-complex="22pt"/>
    </style:style>
    <style:style style:name="P48" style:family="paragraph">
      <style:paragraph-properties fo:margin-left="0.635cm" fo:margin-right="0cm" fo:margin-top="0cm" fo:margin-bottom="0cm" fo:line-height="100%" fo:text-align="center" fo:text-indent="-0.635cm" style:text-autospace="none">
        <style:tab-stops>
          <style:tab-stop style:position="19.05cm" style:type="right"/>
        </style:tab-stops>
      </style:paragraph-properties>
    </style:style>
    <style:style style:name="P49" style:family="paragraph">
      <style:paragraph-properties fo:margin-left="0.635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</style:style>
    <style:style style:name="P50" style:family="paragraph">
      <loext:graphic-properties draw:fill="none"/>
      <style:paragraph-properties fo:text-align="center"/>
    </style:style>
    <style:style style:name="T1" style:family="text">
      <style:text-properties fo:color="#000000" style:font-name="Segoe UI Semibold" fo:font-size="28pt" fo:language="en" fo:country="US" fo:font-style="normal" style:text-underline-style="none" fo:font-weight="normal" style:letter-kerning="true" style:font-name-asian="Times New Roman" style:font-size-asian="28pt" style:language-asian="ar" style:country-asian="SA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 Semibold" fo:font-size="28pt" fo:language="en" fo:country="US" fo:font-style="normal" fo:text-shadow="none" style:text-underline-style="none" fo:font-weight="normal" style:letter-kerning="true" style:font-name-asian="Times New Roman" style:font-size-asian="28pt" style:language-asian="ar" style:country-asian="SA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font-name="Segoe UI Semibold" fo:font-size="26pt" fo:language="en" fo:country="US" fo:font-style="normal" fo:text-shadow="none" style:text-underline-style="none" fo:font-weight="normal" style:letter-kerning="true" style:font-name-asian="Times New Roman" style:font-size-asian="26pt" style:language-asian="ar" style:country-asian="SA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000000" style:font-name="Segoe UI Semibold" fo:font-size="20pt" fo:language="en" fo:country="US" fo:font-style="normal" fo:text-shadow="none" style:text-underline-style="none" fo:font-weight="normal" style:letter-kerning="true" style:font-name-asian="Times New Roman" style:font-size-asian="20pt" style:language-asian="ar" style:country-asian="SA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font-name="Segoe UI Semibold" fo:font-size="22pt" fo:language="en" fo:country="US" fo:font-style="normal" fo:text-shadow="none" style:text-underline-style="none" fo:font-weight="normal" style:letter-kerning="true" style:font-name-asian="Times New Roman" style:font-size-asian="22pt" style:language-asian="ar" style:country-asian="SA" style:font-style-asian="normal" style:font-weight-asian="normal" style:font-size-complex="22pt" style:font-style-complex="normal" style:font-weight-complex="normal"/>
    </style:style>
    <style:style style:name="T6" style:family="text">
      <style:text-properties fo:color="#000000" style:font-name="Gabriola" fo:font-size="36pt" fo:language="en" fo:country="US" fo:font-style="normal" fo:text-shadow="none" style:text-underline-style="none" fo:font-weight="bold" style:letter-kerning="true" style:font-name-asian="Times New Roman" style:font-size-asian="36pt" style:language-asian="ar" style:country-asian="SA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normal" style:letter-kerning="true" style:font-name-asian="Microsoft YaHei" style:font-size-asian="36pt" style:language-asian="ar" style:country-asian="SA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" fo:font-size="33pt" fo:language="en" fo:country="US" fo:font-style="normal" fo:text-shadow="none" style:text-underline-style="none" fo:font-weight="bold" style:letter-kerning="true" style:font-name-asian="Microsoft YaHei" style:font-size-asian="33pt" style:language-asian="ar" style:country-asian="SA" style:font-style-asian="normal" style:font-weight-asian="bold" style:font-name-complex="Mangal" style:font-size-complex="3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Arial1" fo:font-size="28pt" fo:language="en" fo:country="US" fo:font-style="normal" fo:text-shadow="1pt 1pt" style:text-underline-style="none" fo:font-weight="normal" style:letter-kerning="true" style:font-name-asian="Microsoft YaHei" style:font-size-asian="28pt" style:language-asian="ar" style:country-asian="SA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normal" fo:text-shadow="none" style:text-underline-style="none" fo:font-weight="bold" style:letter-kerning="true" style:font-name-asian="Microsoft YaHei" style:font-size-asian="20pt" style:language-asian="ar" style:country-asian="SA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3" style:font-size-asian="28pt" style:language-asian="ar" style:country-asian="SA" style:font-style-asian="normal" style:font-weight-asian="normal" style:font-name-complex="Segoe UI3" style:font-size-complex="28pt" style:font-style-complex="normal" style:font-weight-complex="normal"/>
    </style:style>
    <style:style style:name="T13" style:family="text">
      <style:text-properties fo:color="#023f62" style:font-name="Segoe UI Semibold" fo:font-size="32pt" fo:language="en" fo:country="US" fo:font-style="italic" fo:text-shadow="none" style:text-underline-style="none" fo:font-weight="bold" style:letter-kerning="true" style:font-name-asian="Segoe UI3" style:font-size-asian="32pt" style:language-asian="ar" style:country-asian="SA" style:font-style-asian="italic" style:font-weight-asian="bold" style:font-name-complex="Segoe UI3" style:font-size-complex="32pt" style:font-style-complex="italic" style:font-weight-complex="bold"/>
    </style:style>
    <style:style style:name="T14" style:family="text">
      <style:text-properties fo:color="#000000" style:font-name="Segoe UI Semibold" fo:font-size="36pt" fo:language="en" fo:country="US" fo:font-style="normal" fo:text-shadow="none" style:text-underline-style="none" fo:font-weight="normal" style:letter-kerning="true" style:font-name-asian="Segoe UI3" style:font-size-asian="36pt" style:language-asian="ar" style:country-asian="SA" style:font-style-asian="normal" style:font-weight-asian="normal" style:font-name-complex="Segoe UI3" style:font-size-complex="36pt" style:font-style-complex="normal" style:font-weight-complex="normal"/>
    </style:style>
    <style:style style:name="T15" style:family="text">
      <style:text-properties fo:color="#cc0000" style:text-position="super 58%" style:font-name="Segoe UI Semibold1" fo:font-size="36pt" fo:language="en" fo:country="US" fo:font-style="normal" fo:text-shadow="none" style:text-underline-style="none" fo:font-weight="bold" style:letter-kerning="true" style:font-name-asian="Arial3" style:font-size-asian="36pt" style:language-asian="ar" style:country-asian="SA" style:font-style-asian="normal" style:font-weight-asian="bold" style:font-name-complex="Arial3" style:font-size-complex="36pt" style:font-style-complex="normal" style:font-weight-complex="bold"/>
    </style:style>
    <style:style style:name="T16" style:family="text">
      <style:text-properties fo:color="#000000" style:text-position="super 58%" style:font-name="Segoe UI Semibold1" fo:font-size="36pt" fo:language="en" fo:country="US" fo:font-style="normal" fo:text-shadow="none" style:text-underline-style="none" fo:font-weight="600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/>
    </style:style>
    <style:style style:name="T17" style:family="text">
      <style:text-properties fo:color="#000000" style:font-name="Segoe UI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/>
    </style:style>
    <style:style style:name="T18" style:family="text">
      <style:text-properties fo:color="#004586" style:font-name="Segoe UI Semibold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/>
    </style:style>
    <style:style style:name="T19" style:family="text">
      <style:text-properties fo:color="#cc0000" style:text-position="super 58%" style:font-name="Segoe UI Semibold" fo:font-size="36pt" fo:language="en" fo:country="US" fo:font-style="normal" fo:text-shadow="none" style:text-underline-style="none" fo:font-weight="normal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/>
    </style:style>
    <style:style style:name="T20" style:family="text">
      <style:text-properties fo:color="#000000" style:text-position="super 58%" style:font-name="Segoe UI Semibold" fo:font-size="36pt" fo:language="en" fo:country="US" fo:font-style="normal" fo:text-shadow="none" style:text-underline-style="none" fo:font-weight="normal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/>
    </style:style>
    <style:style style:name="T21" style:family="text">
      <style:text-properties fo:color="#000000" style:font-name="Segoe UI Semibold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/>
    </style:style>
    <style:style style:name="T22" style:family="text">
      <style:text-properties fo:color="#000000" style:font-name="Segoe UI" fo:font-size="32pt" fo:language="en" fo:country="US" fo:font-style="normal" fo:text-shadow="none" style:text-underline-style="none" fo:font-weight="bold" style:letter-kerning="true" style:font-name-asian="Segoe UI3" style:font-size-asian="32pt" style:language-asian="ar" style:country-asian="SA" style:font-style-asian="normal" style:font-weight-asian="bold" style:font-name-complex="Segoe UI3" style:font-size-complex="32pt" style:font-style-complex="normal" style:font-weight-complex="bold"/>
    </style:style>
    <style:style style:name="T23" style:family="text">
      <style:text-properties fo:color="#cc0000" style:text-position="super 58%" style:font-name="Segoe UI" fo:font-size="36pt" fo:language="en" fo:country="US" fo:font-style="normal" fo:text-shadow="none" style:text-underline-style="none" fo:font-weight="bold" style:letter-kerning="true" style:font-name-asian="Arial3" style:font-size-asian="36pt" style:language-asian="ar" style:country-asian="SA" style:font-style-asian="normal" style:font-weight-asian="bold" style:font-name-complex="Arial3" style:font-size-complex="36pt" style:font-style-complex="normal" style:font-weight-complex="bold"/>
    </style:style>
    <style:style style:name="T24" style:family="text">
      <style:text-properties fo:color="#000000" style:text-position="super 58%" style:font-name="Segoe UI" fo:font-size="36pt" fo:language="en" fo:country="US" fo:font-style="normal" fo:text-shadow="none" style:text-underline-style="none" fo:font-weight="bold" style:letter-kerning="true" style:font-name-asian="Arial3" style:font-size-asian="36pt" style:language-asian="ar" style:country-asian="SA" style:font-style-asian="normal" style:font-weight-asian="bold" style:font-name-complex="Arial3" style:font-size-complex="36pt" style:font-style-complex="normal" style:font-weight-complex="bold"/>
    </style:style>
    <style:style style:name="T25" style:family="text">
      <style:text-properties fo:color="#cc0000" style:text-position="super 58%" style:font-name="Arial1" fo:font-size="36pt" fo:language="en" fo:country="US" fo:font-style="normal" fo:text-shadow="none" style:text-underline-style="none" fo:font-weight="normal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/>
    </style:style>
    <style:style style:name="T26" style:family="text">
      <style:text-properties fo:color="#000000" style:text-position="super 58%" style:font-name="Segoe UI" fo:font-size="36pt" fo:language="en" fo:country="US" fo:font-style="normal" fo:text-shadow="none" style:text-underline-style="none" fo:font-weight="normal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/>
    </style:style>
    <style:style style:name="T27" style:family="text">
      <style:text-properties fo:color="#cc0000" style:text-position="super 58%" style:font-name="Arial1" fo:font-size="36pt" fo:language="en" fo:country="US" fo:font-style="normal" fo:text-shadow="none" style:text-underline-style="none" fo:font-weight="bold" style:letter-kerning="true" style:font-name-asian="Arial3" style:font-size-asian="36pt" style:language-asian="ar" style:country-asian="SA" style:font-style-asian="normal" style:font-weight-asian="bold" style:font-name-complex="Arial3" style:font-size-complex="36pt" style:font-style-complex="normal" style:font-weight-complex="bold"/>
    </style:style>
    <style:style style:name="T28" style:family="text">
      <style:text-properties fo:color="#cc0000" style:text-position="super 58%" style:font-name="Arial1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/>
    </style:style>
    <style:style style:name="T29" style:family="text">
      <style:text-properties fo:color="#000000" style:text-position="super 58%" style:font-name="Segoe UI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/>
    </style:style>
    <style:style style:name="T30" style:family="text">
      <style:text-properties fo:color="#000000" style:font-name="Segoe UI Semibold" fo:font-size="26pt" fo:language="en" fo:country="US" fo:font-style="normal" fo:text-shadow="none" style:text-underline-style="solid" style:text-underline-width="auto" style:text-underline-color="font-color" fo:font-weight="normal" style:letter-kerning="true" style:font-name-asian="Segoe UI3" style:font-size-asian="26pt" style:language-asian="ar" style:country-asian="SA" style:font-style-asian="normal" style:font-weight-asian="normal" style:font-name-complex="Segoe UI3" style:font-size-complex="26pt" style:font-style-complex="normal" style:font-weight-complex="normal"/>
    </style:style>
    <style:style style:name="T31" style:family="text">
      <style:text-properties fo:color="#003d73" style:text-position="super 58%" style:font-name="Segoe UI Semibold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/>
    </style:style>
    <style:style style:name="T32" style:family="text">
      <style:text-properties fo:color="#003d73" style:font-name="Segoe UI Semibold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/>
    </style:style>
    <style:style style:name="T33" style:family="text">
      <style:text-properties fo:color="#ffffff" style:font-name="Segoe UI" fo:font-size="32pt" fo:language="en" fo:country="US" fo:font-style="normal" fo:text-shadow="1pt 1pt" style:text-underline-style="none" fo:font-weight="normal" style:letter-kerning="true" style:font-name-asian="Segoe UI3" style:font-size-asian="32pt" style:language-asian="ar" style:country-asian="SA" style:font-style-asian="normal" style:font-weight-asian="normal" style:font-name-complex="Segoe UI3" style:font-size-complex="32pt" style:font-style-complex="normal" style:font-weight-complex="normal"/>
    </style:style>
    <style:style style:name="T34" style:family="text">
      <style:text-properties fo:color="#023f62" style:text-position="super 58%" style:font-name="Segoe UI Semibold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/>
    </style:style>
    <style:style style:name="T35" style:family="text">
      <style:text-properties fo:color="#023f62" style:font-name="Segoe UI Semibold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/>
    </style:style>
    <style:style style:name="T36" style:family="text">
      <style:text-properties fo:color="#023f62" style:font-name="Segoe UI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/>
    </style:style>
    <style:style style:name="T37" style:family="text">
      <style:text-properties fo:color="#ffffff" style:font-name="Segoe UI" fo:font-size="32pt" fo:language="en" fo:country="US" fo:font-style="italic" fo:text-shadow="1pt 1pt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/>
    </style:style>
    <style:style style:name="T38" style:family="text">
      <style:text-properties fo:color="#000000" style:font-name="Segoe UI" fo:font-size="36pt" fo:language="en" fo:country="US" fo:font-style="italic" fo:text-shadow="none" style:text-underline-style="none" fo:font-weight="bold" style:letter-kerning="true" style:font-name-asian="Segoe UI3" style:font-size-asian="36pt" style:language-asian="ar" style:country-asian="SA" style:font-style-asian="italic" style:font-weight-asian="bold" style:font-name-complex="Segoe UI3" style:font-size-complex="36pt" style:font-style-complex="italic" style:font-weight-complex="bold"/>
    </style:style>
    <style:style style:name="T39" style:family="text">
      <style:text-properties fo:color="#ffffff" style:font-name="Segoe UI" fo:font-size="32pt" fo:language="en" fo:country="US" fo:font-style="italic" fo:text-shadow="1pt 1pt" style:text-underline-style="none" fo:font-weight="bold" style:letter-kerning="true" style:font-name-asian="Segoe UI3" style:font-size-asian="32pt" style:language-asian="ar" style:country-asian="SA" style:font-style-asian="italic" style:font-weight-asian="bold" style:font-name-complex="Segoe UI3" style:font-size-complex="32pt" style:font-style-complex="italic" style:font-weight-complex="bold"/>
    </style:style>
    <style:style style:name="T40" style:family="text">
      <style:text-properties fo:color="#ffffff" style:font-name="Segoe UI1" fo:font-size="32pt" fo:language="en" fo:country="US" fo:font-style="normal" fo:text-shadow="1pt 1pt" style:text-underline-style="none" fo:font-weight="normal" style:letter-kerning="true" style:font-name-asian="Segoe UI3" style:font-size-asian="32pt" style:language-asian="ar" style:country-asian="SA" style:font-style-asian="normal" style:font-weight-asian="normal" style:font-name-complex="Segoe UI3" style:font-size-complex="32pt" style:font-style-complex="normal" style:font-weight-complex="normal"/>
    </style:style>
    <style:style style:name="T41" style:family="text">
      <style:text-properties fo:color="#000000" style:font-name="Segoe UI1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/>
    </style:style>
    <style:style style:name="T42" style:family="text">
      <style:text-properties fo:color="#003d73" style:font-name="Segoe UI Semibold" fo:font-size="30pt" fo:language="en" fo:country="US" fo:font-style="italic" fo:text-shadow="none" style:text-underline-style="none" fo:font-weight="normal" style:letter-kerning="true" style:font-name-asian="Segoe UI3" style:font-size-asian="30pt" style:language-asian="ar" style:country-asian="SA" style:font-style-asian="italic" style:font-weight-asian="normal" style:font-name-complex="Segoe UI3" style:font-size-complex="30pt" style:font-style-complex="italic" style:font-weight-complex="normal"/>
    </style:style>
    <style:style style:name="T43" style:family="text">
      <style:text-properties fo:color="#ffffff" style:font-name="Segoe UI1" fo:font-size="32pt" fo:language="en" fo:country="US" fo:font-style="italic" fo:text-shadow="1pt 1pt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/>
    </style:style>
    <style:style style:name="T44" style:family="text">
      <style:text-properties fo:color="#000000" style:font-name="Segoe UI Semibold" fo:font-size="36pt" fo:language="en" fo:country="US" fo:font-style="italic" fo:text-shadow="none" style:text-underline-style="none" fo:font-weight="normal" style:letter-kerning="true" style:font-name-asian="Segoe UI3" style:font-size-asian="36pt" style:language-asian="ar" style:country-asian="SA" style:font-style-asian="italic" style:font-weight-asian="normal" style:font-name-complex="Segoe UI3" style:font-size-complex="36pt" style:font-style-complex="italic" style:font-weight-complex="normal"/>
    </style:style>
    <style:style style:name="T45" style:family="text">
      <style:text-properties fo:color="#ffffff" style:font-name="Segoe UI" fo:font-size="28pt" fo:language="en" fo:country="US" fo:font-style="italic" fo:text-shadow="1pt 1pt" style:text-underline-style="none" fo:font-weight="normal" style:letter-kerning="true" style:font-name-asian="Segoe UI3" style:font-size-asian="28pt" style:language-asian="ar" style:country-asian="SA" style:font-style-asian="italic" style:font-weight-asian="normal" style:font-name-complex="Segoe UI3" style:font-size-complex="28pt" style:font-style-complex="italic" style:font-weight-complex="normal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normal" style:letter-kerning="true" style:font-name-asian="Microsoft YaHei" style:font-size-asian="36pt" style:language-asian="ar" style:country-asian="SA" style:font-style-asian="normal" style:font-weight-asian="normal" style:font-name-complex="Arial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name-complex="Arial4" style:font-size-complex="3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style:text-outline="false" style:text-line-through-style="none" style:text-line-through-type="none" style:font-name="Segoe UI" fo:font-size="16pt" fo:language="en" fo:country="US" fo:font-style="normal" fo:text-shadow="1pt 1pt" style:text-underline-style="none" fo:font-weight="normal" style:letter-kerning="true" style:font-name-asian="Microsoft YaHei" style:font-size-asian="16pt" style:language-asian="ar" style:country-asian="SA" style:font-style-asian="normal" style:font-weight-asian="normal" style:font-name-complex="Arial4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style:text-outline="false" style:text-line-through-style="none" style:text-line-through-type="none" style:font-name="Segoe UI" fo:font-size="20pt" fo:language="en" fo:country="US" fo:font-style="normal" fo:text-shadow="1pt 1pt" style:text-underline-style="none" fo:font-weight="normal" style:letter-kerning="true" style:font-name-asian="Microsoft YaHei" style:font-size-asian="20pt" style:language-asian="ar" style:country-asian="SA" style:font-style-asian="normal" style:font-weight-asian="normal" style:font-name-complex="Arial4" style:font-size-complex="2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normal" fo:text-shadow="none" style:text-underline-style="none" fo:font-weight="bold" style:letter-kerning="true" style:font-name-asian="Microsoft YaHei" style:font-size-asian="20pt" style:language-asian="ar" style:country-asian="SA" style:font-style-asian="normal" style:font-weight-asian="bold" style:font-name-complex="Arial4" style:font-size-complex="2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style:text-position="super 58%" style:font-name="Segoe UI Semibold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/>
    </style:style>
    <style:style style:name="T52" style:family="text">
      <style:text-properties fo:color="#000000" style:font-name="Segoe UI Semibold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/>
    </style:style>
    <style:style style:name="T53" style:family="text">
      <style:text-properties fo:color="#004586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4" style:family="text">
      <style:text-properties fo:color="#000000" style:font-name="Segoe UI Semibold" fo:font-size="36pt" fo:font-style="italic" fo:text-shadow="none" fo:font-weight="normal" style:font-size-asian="36pt" style:font-style-asian="italic" style:font-weight-asian="normal" style:font-size-complex="36pt" style:font-style-complex="italic" style:font-weight-complex="normal"/>
    </style:style>
    <style:style style:name="T55" style:family="text">
      <style:text-properties fo:color="#000000" style:font-name="Segoe UI" fo:font-size="3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56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Segoe UI3" style:font-size-complex="28pt" style:font-style-complex="normal" style:font-weight-complex="normal"/>
    </style:style>
    <style:style style:name="T57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name-complex="Segoe UI3" style:font-size-complex="32pt" style:font-style-complex="normal" style:font-weight-complex="bold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4" style:font-size-complex="32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4" style:font-size-complex="3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4586" style:font-name="Segoe UI Semibold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62" style:family="text">
      <style:text-properties fo:color="#000000" style:font-name="Segoe UI Semibold" fo:font-size="36pt" fo:font-style="italic" fo:text-shadow="none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63" style:family="text">
      <style:text-properties fo:color="#000000" style:font-name="Segoe UI" fo:font-size="36pt" fo:font-style="italic" fo:text-shadow="none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64" style:family="text">
      <style:text-properties fo:color="#000000" style:text-position="super 58%" style:font-name="Segoe UI Semibold" fo:font-size="32pt" fo:font-style="italic" fo:text-shadow="none" style:text-underline-style="none" fo:font-weight="normal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65" style:family="text">
      <style:text-properties fo:color="#000000" style:font-name="Segoe UI Semibold" fo:font-size="32pt" fo:font-style="italic" fo:text-shadow="none" style:text-underline-style="none" fo:font-weight="normal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1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4" style:font-size-complex="32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position="super 58%" style:font-name="Segoe UI Semibold1" fo:font-size="32pt" fo:font-style="italic" fo:text-shadow="none" style:text-underline-style="none" fo:font-weight="normal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68" style:family="text">
      <style:text-properties fo:color="#000000" style:font-name="Segoe UI Semibold1" fo:font-size="32pt" fo:font-style="italic" fo:text-shadow="none" style:text-underline-style="none" fo:font-weight="normal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69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70" style:family="text">
      <style:text-properties fo:color="#004586" style:font-name="Segoe UI Semibold1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71" style:family="text">
      <style:text-properties fo:color="#004586" style:font-name="Segoe UI Semibold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72" style:family="text">
      <style:text-properties fo:color="#000000" style:font-name="Segoe UI Semibold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73" style:family="text">
      <style:text-properties fo:color="#000000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Liberation Serif3" style:font-size-asian="28pt" style:language-asian="hi" style:country-asian="IN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Segoe UI" fo:font-size="31pt" fo:language="en" fo:country="US" fo:font-style="normal" fo:text-shadow="none" style:text-underline-style="none" fo:font-weight="bold" style:letter-kerning="true" style:font-name-asian="Liberation Serif3" style:font-size-asian="31pt" style:language-asian="hi" style:country-asian="IN" style:font-style-asian="normal" style:font-weight-asian="bold" style:font-size-complex="31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normal" style:letter-kerning="true" style:font-name-asian="Liberation Serif3" style:font-size-asian="36pt" style:language-asian="hi" style:country-asian="IN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Liberation Serif3" style:font-size-asian="36pt" style:language-asian="hi" style:country-asian="IN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Segoe UI" fo:font-size="20pt" fo:language="en" fo:country="US" fo:font-style="normal" fo:text-shadow="none" style:text-underline-style="none" fo:font-weight="bold" style:letter-kerning="true" style:font-name-asian="Liberation Serif3" style:font-size-asian="20pt" style:language-asian="hi" style:country-asian="IN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Segoe UI Semibold" fo:font-size="15pt" fo:language="en" fo:country="US" fo:font-style="normal" fo:text-shadow="none" style:text-underline-style="none" fo:font-weight="normal" style:letter-kerning="true" style:font-name-asian="Liberation Serif3" style:font-size-asian="15pt" style:language-asian="hi" style:country-asian="IN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font-name="Segoe UI Semibold3" fo:font-size="15pt" fo:language="en" fo:country="US" fo:font-style="normal" fo:text-shadow="none" style:text-underline-style="none" fo:font-weight="normal" style:letter-kerning="true" style:font-name-asian="Segoe UI Semibold3" style:font-size-asian="15pt" style:language-asian="hi" style:country-asian="IN" style:font-style-asian="normal" style:font-weight-asian="normal" style:font-name-complex="Segoe UI Semibold3" style:font-size-complex="15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font-name="Segoe UI Semibold" fo:font-size="15pt" fo:language="en" fo:country="US" fo:font-style="normal" fo:text-shadow="none" style:text-underline-style="none" fo:font-weight="normal" style:letter-kerning="true" style:font-name-asian="Segoe UI Semibold3" style:font-size-asian="15pt" style:language-asian="hi" style:country-asian="IN" style:font-style-asian="normal" style:font-weight-asian="normal" style:font-name-complex="Segoe UI Semibold3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language-asian="ar" style:country-asian="SA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style:text-outline="false" style:text-line-through-style="none" style:text-line-through-type="none" style:font-name="Segoe UI Semibold" fo:font-size="12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language-asian="ar" style:country-asian="SA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Segoe UI" fo:font-size="54pt" fo:language="en" fo:country="US" fo:font-style="normal" fo:text-shadow="none" style:text-underline-style="none" fo:font-weight="bold" style:letter-kerning="true" style:font-name-asian="Microsoft YaHei" style:font-size-asian="54pt" style:language-asian="ar" style:country-asian="SA" style:font-style-asian="normal" style:font-weight-asian="bold" style:font-name-complex="Mangal" style:font-size-complex="54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Microsoft YaHei" style:font-size-asian="28pt" style:language-asian="ar" style:country-asian="SA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Segoe UI" fo:font-size="32pt" fo:language="en" fo:country="US" fo:font-style="normal" fo:text-shadow="none" style:text-underline-style="none" fo:font-weight="bold" style:letter-kerning="true" style:font-name-asian="Microsoft YaHei" style:font-size-asian="32pt" style:language-asian="ar" style:country-asian="SA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normal" style:letter-kerning="true" style:font-name-asian="Segoe UI3" style:font-size-asian="36pt" style:language-asian="ar" style:country-asian="SA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Segoe UI" fo:font-size="33pt" fo:language="en" fo:country="US" fo:font-style="normal" fo:text-shadow="none" style:text-underline-style="none" fo:font-weight="bold" style:letter-kerning="true" style:font-name-asian="Segoe UI3" style:font-size-asian="33pt" style:language-asian="ar" style:country-asian="SA" style:font-style-asian="normal" style:font-weight-asian="bold" style:font-name-complex="Segoe UI3" style:font-size-complex="33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font-name="Segoe UI" fo:font-size="16pt" fo:language="en" fo:country="US" fo:font-style="normal" fo:text-shadow="none" style:text-underline-style="none" fo:font-weight="normal" style:letter-kerning="true" style:font-name-asian="Segoe UI3" style:font-size-asian="16pt" style:language-asian="ar" style:country-asian="SA" style:font-style-asian="normal" style:font-weight-asian="normal" style:font-name-complex="Segoe UI3" style:font-size-complex="16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font-name="Segoe UI" fo:font-size="20pt" fo:language="en" fo:country="US" fo:font-style="normal" fo:text-shadow="none" style:text-underline-style="none" fo:font-weight="normal" style:letter-kerning="true" style:font-name-asian="Segoe UI3" style:font-size-asian="20pt" style:language-asian="ar" style:country-asian="SA" style:font-style-asian="normal" style:font-weight-asian="normal" style:font-name-complex="Segoe UI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normal" fo:text-shadow="none" style:text-underline-style="none" fo:font-weight="normal" style:letter-kerning="true" style:font-name-asian="Segoe UI3" style:font-size-asian="20pt" style:language-asian="ar" style:country-asian="SA" style:font-style-asian="normal" style:font-weight-asian="normal" style:font-name-complex="Segoe UI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3" style:font-size-asian="28pt" style:language-asian="ar" style:country-asian="SA" style:font-style-asian="normal" style:font-weight-asian="normal" style:font-name-complex="Segoe U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normal" style:letter-kerning="true" style:font-name-asian="Segoe UI3" style:font-size-asian="36pt" style:language-asian="ar" style:country-asian="SA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cc0000" style:text-outline="false" style:text-line-through-style="none" style:text-line-through-type="none" style:text-position="super 58%" style:font-name="Segoe UI Semibold" fo:font-size="36pt" fo:language="en" fo:country="US" fo:font-style="normal" fo:text-shadow="none" style:text-underline-style="none" fo:font-weight="normal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6pt" fo:language="en" fo:country="US" fo:font-style="normal" fo:text-shadow="none" style:text-underline-style="none" fo:font-weight="normal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Gabriola" fo:font-size="36pt" fo:language="en" fo:country="US" fo:font-style="normal" fo:text-shadow="none" style:text-underline-style="solid" style:text-underline-width="auto" style:text-underline-color="font-color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3d73" style:text-outline="false" style:text-line-through-style="none" style:text-line-through-type="none" style:font-name="Segoe UI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language="en" fo:country="US" fo:font-style="normal" fo:text-shadow="none" style:text-underline-style="none" fo:font-weight="normal" style:letter-kerning="true" style:font-name-asian="Segoe UI3" style:font-size-asian="32pt" style:language-asian="ar" style:country-asian="SA" style:font-style-asian="normal" style:font-weight-asian="normal" style:font-name-complex="Segoe UI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ffff" style:text-outline="false" style:text-line-through-style="none" style:text-line-through-type="none" style:font-name="Segoe UI" fo:font-size="36pt" fo:language="en" fo:country="US" fo:font-style="normal" fo:text-shadow="1pt 1pt" style:text-underline-style="none" fo:font-weight="normal" style:letter-kerning="true" style:font-name-asian="Segoe UI3" style:font-size-asian="36pt" style:language-asian="ar" style:country-asian="SA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c0000" style:text-outline="false" style:text-line-through-style="none" style:text-line-through-type="none" style:text-position="super 58%" style:font-name="Arial1" fo:font-size="36pt" fo:language="en" fo:country="US" fo:font-style="normal" fo:text-shadow="none" style:text-underline-style="none" fo:font-weight="normal" style:letter-kerning="true" style:font-name-asian="Segoe UI6" style:font-size-asian="36pt" style:language-asian="ar" style:country-asian="SA" style:font-style-asian="normal" style:font-weight-asian="normal" style:font-name-complex="Segoe UI6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ffff" style:text-outline="false" style:text-line-through-style="none" style:text-line-through-type="none" style:text-position="super 58%" style:font-name="Segoe UI" fo:font-size="36pt" fo:language="en" fo:country="US" fo:font-style="normal" fo:text-shadow="1pt 1pt" style:text-underline-style="none" fo:font-weight="normal" style:letter-kerning="true" style:font-name-asian="Segoe UI6" style:font-size-asian="36pt" style:language-asian="ar" style:country-asian="SA" style:font-style-asian="normal" style:font-weight-asian="normal" style:font-name-complex="Segoe UI6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ffffff" style:text-outline="false" style:text-line-through-style="none" style:text-line-through-type="none" style:font-name="Segoe UI" fo:font-size="36pt" fo:language="en" fo:country="US" fo:font-style="normal" fo:text-shadow="1pt 1pt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6pt" fo:language="en" fo:country="US" fo:font-style="normal" fo:text-shadow="none" style:text-underline-style="none" fo:font-weight="normal" style:letter-kerning="true" style:font-name-asian="Segoe UI6" style:font-size-asian="36pt" style:language-asian="ar" style:country-asian="SA" style:font-style-asian="normal" style:font-weight-asian="normal" style:font-name-complex="Segoe UI6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cc0000" style:text-outline="false" style:text-line-through-style="none" style:text-line-through-type="none" style:text-position="super 58%" style:font-name="Segoe UI Semibold" fo:font-size="36pt" fo:language="en" fo:country="US" fo:font-style="normal" fo:text-shadow="none" style:text-underline-style="none" fo:font-weight="normal" style:letter-kerning="true" style:font-name-asian="Segoe UI6" style:font-size-asian="36pt" style:language-asian="ar" style:country-asian="SA" style:font-style-asian="normal" style:font-weight-asian="normal" style:font-name-complex="Segoe UI6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ce181e" style:text-outline="false" style:text-line-through-style="none" style:text-line-through-type="none" style:font-name="Arial1" fo:font-size="32pt" fo:language="en" fo:country="US" fo:font-style="italic" fo:text-shadow="none" style:text-underline-style="none" fo:font-weight="bold" style:letter-kerning="true" style:font-name-asian="Segoe UI3" style:font-size-asian="32pt" style:language-asian="ar" style:country-asian="SA" style:font-style-asian="italic" style:font-weight-asian="bold" style:font-name-complex="Segoe UI3" style:font-size-complex="32pt" style:font-style-complex="italic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italic" fo:text-shadow="none" style:text-underline-style="solid" style:text-underline-width="auto" style:text-underline-color="font-color" fo:font-weight="normal" style:letter-kerning="true" style:font-name-asian="Segoe UI3" style:font-size-asian="20pt" style:language-asian="ar" style:country-asian="SA" style:font-style-asian="italic" style:font-weight-asian="normal" style:font-name-complex="Segoe UI3" style:font-size-complex="20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italic" fo:text-shadow="none" style:text-underline-style="none" fo:font-weight="normal" style:letter-kerning="true" style:font-name-asian="Times New Roman" style:font-size-asian="20pt" style:language-asian="ar" style:country-asian="SA" style:font-style-asian="italic" style:font-weight-asian="normal" style:font-name-complex="Segoe UI3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5.4cm" svg:height="3.302cm" svg:x="1.27cm" svg:y="5.588cm">
          <draw:text-box>
            <text:p text:style-name="P2"><text:span text:style-name="T1">Sunday, March 31, 2019 – 8:00 A.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5.4cm" svg:height="8.077cm" svg:x="1.27cm" svg:y="1.321cm">
          <draw:text-box>
            <text:p text:style-name="P5"><text:span text:style-name="T2">Welcome to Immanuel!</text:span></text:p>
            <text:p text:style-name="P5"><text:span text:style-name="T3">We hope you will grow during your worship with us.</text:span></text:p>
            <text:p text:style-name="P5"><text:span text:style-name="T4"/></text:p>
            <text:p text:style-name="P5"><text:span text:style-name="T5">Our service will follow the order of</text:span></text:p>
            <text:p text:style-name="P5"><text:span text:style-name="T6">MATINS</text:span></text:p>
            <text:p text:style-name="P5"><text:span text:style-name="T5">found on page 219 in the hymnal,</text:span></text:p>
            <text:p text:style-name="P2"><text:span text:style-name="T5">or, you can follow the service here on the screen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5.4cm" svg:height="7.011cm" svg:x="1.27cm" svg:y="0.508cm">
          <draw:text-box>
            <text:p text:style-name="P7"><text:span text:style-name="T7">1. </text:span><text:span text:style-name="T8">Come, Thou Fount of ev’ry blessing, </text:span><text:span text:style-name="T8"><text:line-break/></text:span><text:span text:style-name="T8">Tune my heart to sing Thy grace; </text:span><text:span text:style-name="T8"><text:line-break/></text:span><text:span text:style-name="T8">Streams of mercy, never ceasing, </text:span><text:span text:style-name="T8"><text:line-break/></text:span><text:span text:style-name="T8">Call for songs of loudest prais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5.4cm" svg:height="7.011cm" svg:x="1.27cm" svg:y="0.508cm">
          <draw:text-box>
            <text:p text:style-name="P7"><text:span text:style-name="T8">While the hope of endless glory </text:span><text:span text:style-name="T8"><text:line-break/></text:span><text:span text:style-name="T8">Fills my heart with joy and love, </text:span><text:span text:style-name="T8"><text:line-break/></text:span><text:span text:style-name="T8">Teach me ever to adore Thee; </text:span><text:span text:style-name="T8"><text:line-break/></text:span><text:span text:style-name="T8">May I still Thy goodness prov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5.4cm" svg:height="7.011cm" svg:x="1.27cm" svg:y="0.508cm">
          <draw:text-box>
            <text:p text:style-name="P7"><text:span text:style-name="T7">2. </text:span><text:span text:style-name="T8">Here I raise my Ebenezer, </text:span><text:span text:style-name="T8"><text:line-break/></text:span><text:span text:style-name="T8">Hither by Thy help I’ve come; </text:span><text:span text:style-name="T8"><text:line-break/></text:span><text:span text:style-name="T8">And I hope, by Thy good pleasure, </text:span><text:span text:style-name="T8"><text:line-break/></text:span><text:span text:style-name="T8">Safely to arrive at hom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5.4cm" svg:height="7.011cm" svg:x="1.27cm" svg:y="0.508cm">
          <draw:text-box>
            <text:p text:style-name="P9"><text:span text:style-name="T8">Jesus sought me when a stranger,</text:span><text:span text:style-name="T8"><text:line-break/></text:span><text:span text:style-name="T8">Wand’ring from the fold of God;</text:span><text:span text:style-name="T8"><text:line-break/></text:span><text:span text:style-name="T8">He, to rescue me from danger, </text:span><text:span text:style-name="T8"><text:line-break/></text:span><text:span text:style-name="T8">Interposed His precious blo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5.4cm" svg:height="7.011cm" svg:x="1.27cm" svg:y="0.508cm">
          <draw:text-box>
            <text:p text:style-name="P9"><text:span text:style-name="T7">3. </text:span><text:span text:style-name="T8">Oh, to grace how great a debtor </text:span><text:span text:style-name="T8"><text:line-break/></text:span><text:span text:style-name="T8">Daily I’m constrained to be; </text:span><text:span text:style-name="T8"><text:line-break/></text:span><text:span text:style-name="T8">Let that grace now like a fetter </text:span><text:span text:style-name="T8"><text:line-break/></text:span><text:span text:style-name="T8">Bind my wand’ring heart to Thee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5.4cm" svg:height="7.011cm" svg:x="1.27cm" svg:y="0.508cm">
          <draw:text-box>
            <text:p text:style-name="P9"><text:span text:style-name="T8">Prone to wander, Lord, I feel it; </text:span><text:span text:style-name="T8"><text:line-break/></text:span><text:span text:style-name="T8">Prone to leave the God I love. </text:span><text:span text:style-name="T8"><text:line-break/></text:span><text:span text:style-name="T8">Here’s my heart, O take and seal it, </text:span><text:span text:style-name="T8"><text:line-break/></text:span><text:span text:style-name="T8">Seal it for Thy courts abov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5.4cm" svg:height="7.011cm" svg:x="1.27cm" svg:y="0.508cm">
          <draw:text-box>
            <text:p text:style-name="P7"><text:span text:style-name="T7">4. </text:span><text:span text:style-name="T8">Oh, that day when freed from sinning,</text:span></text:p>
            <text:p text:style-name="P7"><text:span text:style-name="T8">I shall see Thy lovely face;</text:span></text:p>
            <text:p text:style-name="P7"><text:span text:style-name="T8">Clothed then in the </text:span><text:span text:style-name="T9">blood-washed linen,</text:span></text:p>
            <text:p text:style-name="P9"><text:span text:style-name="T8">How I’ll sing Thy wondrous grace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5.4cm" svg:height="10.314cm" svg:x="1.27cm" svg:y="0.508cm">
          <draw:text-box>
            <text:p text:style-name="P7"><text:span text:style-name="T8">Come, my Lord, no longer tarry;</text:span></text:p>
            <text:p text:style-name="P7"><text:span text:style-name="T8">Take my ransom’d soul away;</text:span></text:p>
            <text:p text:style-name="P9"><text:span text:style-name="T8">Send Thine angels soon to carry </text:span><text:span text:style-name="T8"><text:line-break/></text:span><text:span text:style-name="T8">Me to realms of endless day.</text:span></text:p>
            <text:p text:style-name="P10"><text:span text:style-name="T10"><text:line-break/></text:span><text:span text:style-name="T10"/></text:p>
            <text:p text:style-name="P11"><text:span text:style-name="T10"><text:s text:c="5"/></text:span><text:span text:style-name="T11">Public domai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5.908cm" svg:height="5.064cm" svg:x="1.016cm" svg:y="0.524cm">
          <draw:text-box>
            <text:p text:style-name="P9"><text:span text:style-name="T12">OPENING VERSICLES</text:span></text:p>
            <text:p text:style-name="P12"><text:span text:style-name="T13">L: O Lord, open my lips,</text:span></text:p>
            <text:p text:style-name="P12"><text:span text:style-name="T14">C: </text:span><text:span text:style-name="T15">♫</text:span><text:span text:style-name="T16"> </text:span><text:span text:style-name="T17">and my mouth will declare Your praise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6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25.908cm" svg:height="3.794cm" svg:x="1.016cm" svg:y="0.524cm">
          <draw:text-box>
            <text:p text:style-name="P10"><text:span text:style-name="T18">L: Make haste, O God, to deliver me;</text:span></text:p>
            <text:p text:style-name="P10"><text:span text:style-name="T14">C: </text:span><text:span text:style-name="T19">♫</text:span><text:span text:style-name="T20"> </text:span><text:span text:style-name="T17">make haste to help me, O Lor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7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25.908cm" svg:height="7.011cm" svg:x="1.016cm" svg:y="0.524cm">
          <draw:text-box>
            <text:p text:style-name="P15"><text:span text:style-name="T21">C:</text:span><text:span text:style-name="T22"> </text:span><text:span text:style-name="T23">♫</text:span><text:span text:style-name="T24"> </text:span><text:span text:style-name="T17">Glory be to the Father and to the Son</text:span></text:p>
            <text:p text:style-name="P15"><text:span text:style-name="T17">and to the Holy Spirit; </text:span></text:p>
            <text:p text:style-name="P15"><text:span text:style-name="T17">as it was in the beginning,</text:span></text:p>
            <text:p text:style-name="P9"><text:span text:style-name="T17">is now, and will be forever. 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25.908cm" svg:height="3.794cm" svg:x="1.016cm" svg:y="0.524cm">
          <draw:text-box>
            <text:p text:style-name="P15"><text:span text:style-name="T23">♫</text:span><text:span text:style-name="T24"> </text:span><text:span text:style-name="T17">Praise to You, O Christ, </text:span></text:p>
            <text:p text:style-name="P15"><text:span text:style-name="T17">Lamb of our salvat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9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25.908cm" svg:height="6.256cm" svg:x="1.016cm" svg:y="0.524cm">
          <draw:text-box>
            <text:p text:style-name="P9"><text:span text:style-name="T12">ANTIPHON</text:span></text:p>
            <text:p text:style-name="P10"><text:span text:style-name="T18">L: Blessed be God, the Father, the Son, and the </text:span></text:p>
            <text:p text:style-name="P12"><text:span text:style-name="T18"><text:s text:c="4"/></text:span><text:span text:style-name="T18">Holy Spirit.</text:span></text:p>
            <text:p text:style-name="P17"><text:span text:style-name="T14">C: </text:span><text:span text:style-name="T25">♫</text:span><text:span text:style-name="T20"> </text:span><text:span text:style-name="T17">O come, let us worship Hi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0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25.908cm" svg:height="6.63cm" svg:x="1.016cm" svg:y="0.524cm">
          <draw:text-box>
            <text:p text:style-name="P9"><text:span text:style-name="T12">VENITE</text:span></text:p>
            <text:p text:style-name="P10"><text:span text:style-name="T14">C: </text:span><text:span text:style-name="T19">♫</text:span><text:span text:style-name="T20"> </text:span><text:span text:style-name="T17">O come, let us sing to the Lord,</text:span></text:p>
            <text:p text:style-name="P10"><text:span text:style-name="T17"><text:s text:c="10"/></text:span><text:span text:style-name="T17">let us make a joyful noise </text:span></text:p>
            <text:p text:style-name="P10"><text:span text:style-name="T17"><text:s text:c="10"/></text:span><text:span text:style-name="T17">to the rock of our salvation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1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25.908cm" svg:height="7.011cm" svg:x="1.016cm" svg:y="0.524cm">
          <draw:text-box>
            <text:p text:style-name="P18"><text:span text:style-name="T25">♫</text:span><text:span text:style-name="T26"> </text:span><text:span text:style-name="T17">Let us come into His presence with <text:s/></text:span></text:p>
            <text:p text:style-name="P18"><text:span text:style-name="T17"><text:s text:c="7"/></text:span><text:span text:style-name="T17">thanksgiving, </text:span></text:p>
            <text:p text:style-name="P18"><text:span text:style-name="T17"><text:s text:c="2"/></text:span><text:span text:style-name="T17">let us make a joyful noise unto Him </text:span></text:p>
            <text:p text:style-name="P10"><text:span text:style-name="T17"><text:s text:c="9"/></text:span><text:span text:style-name="T17">with songs of prais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2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25.908cm" svg:height="8.701cm" svg:x="1.016cm" svg:y="0.524cm">
          <draw:text-box>
            <text:p text:style-name="P10"><text:span text:style-name="T27">♫</text:span><text:span text:style-name="T24"> </text:span><text:span text:style-name="T17">For the Lord is a great God </text:span></text:p>
            <text:p text:style-name="P10"><text:span text:style-name="T17"><text:s text:c="6"/></text:span><text:span text:style-name="T17">and a great king above all gods. </text:span></text:p>
            <text:p text:style-name="P10"><text:span text:style-name="T17"><text:s text:c="2"/></text:span><text:span text:style-name="T17">The deep places of the earth are in His </text:span></text:p>
            <text:p text:style-name="P10"><text:span text:style-name="T17"><text:s text:c="6"/></text:span><text:span text:style-name="T17">hand; the strength of the hills is His </text:span></text:p>
            <text:p text:style-name="P18"><text:span text:style-name="T17"><text:s text:c="6"/></text:span><text:span text:style-name="T17">also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3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25.908cm" svg:height="8.701cm" svg:x="1.016cm" svg:y="0.524cm">
          <draw:text-box>
            <text:p text:style-name="P10"><text:span text:style-name="T27">♫</text:span><text:span text:style-name="T24"> </text:span><text:span text:style-name="T17">The sea is His, for He made it, </text:span></text:p>
            <text:p text:style-name="P10"><text:span text:style-name="T17"><text:s text:c="6"/></text:span><text:span text:style-name="T17">and His hand formed the dry land.</text:span></text:p>
            <text:p text:style-name="P10"><text:span text:style-name="T17"><text:s text:c="2"/></text:span><text:span text:style-name="T17">O come, let us worship and bow down, </text:span></text:p>
            <text:p text:style-name="P10"><text:span text:style-name="T17"><text:s text:c="6"/></text:span><text:span text:style-name="T17">let us kneel before the Lord, our </text:span></text:p>
            <text:p text:style-name="P10"><text:span text:style-name="T17"><text:s text:c="6"/></text:span><text:span text:style-name="T17">maker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4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25.908cm" svg:height="5.321cm" svg:x="1.016cm" svg:y="0.524cm">
          <draw:text-box>
            <text:p text:style-name="P10"><text:span text:style-name="T27">♫</text:span><text:span text:style-name="T24"> </text:span><text:span text:style-name="T17">For He is our God,</text:span></text:p>
            <text:p text:style-name="P10"><text:span text:style-name="T17"><text:s text:c="6"/></text:span><text:span text:style-name="T17">and we are the people of His pasture </text:span></text:p>
            <text:p text:style-name="P10"><text:span text:style-name="T17"><text:s text:c="6"/></text:span><text:span text:style-name="T17">and the sheep of His han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5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5.908cm" svg:height="7.011cm" svg:x="1.016cm" svg:y="0.524cm">
          <draw:text-box>
            <text:p text:style-name="P9"><text:span text:style-name="T28">♫</text:span><text:span text:style-name="T29"> </text:span><text:span text:style-name="T17">Glory be to the Father and to the Son</text:span></text:p>
            <text:p text:style-name="P9"><text:span text:style-name="T17">and to the Holy Spirit;</text:span></text:p>
            <text:p text:style-name="P9"><text:span text:style-name="T17">as it was in the beginning,</text:span></text:p>
            <text:p text:style-name="P9"><text:span text:style-name="T17">is now, and will be forever. <text:s/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6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25.908cm" svg:height="6.256cm" svg:x="1.016cm" svg:y="0.524cm">
          <draw:text-box>
            <text:p text:style-name="P9"><text:span text:style-name="T12">ANTIPHON</text:span></text:p>
            <text:p text:style-name="P10"><text:span text:style-name="T18">L: Blessed be God, the Father, the Son, and the </text:span></text:p>
            <text:p text:style-name="P12"><text:span text:style-name="T18"><text:s text:c="4"/></text:span><text:span text:style-name="T18">Holy Spirit.</text:span></text:p>
            <text:p text:style-name="P17"><text:span text:style-name="T14">C: </text:span><text:span text:style-name="T25">♫</text:span><text:span text:style-name="T20"> </text:span><text:span text:style-name="T17">O come, let us worship Hi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7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21" draw:layer="layout" svg:width="25.908cm" svg:height="3.286cm" svg:x="1.016cm" svg:y="0.524cm">
          <draw:text-box>
            <text:p text:style-name="P9"><text:span text:style-name="T30">PSALMODY</text:span></text:p>
            <text:p text:style-name="P9"><text:span text:style-name="T22">Psalm 32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7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25.908cm" svg:height="4.947cm" svg:x="1.016cm" svg:y="0.524cm">
          <draw:text-box>
            <text:p text:style-name="P10"><text:span text:style-name="T31">1</text:span><text:span text:style-name="T32">Blessèd is the one whose transgression is </text:span></text:p>
            <text:p text:style-name="P10"><text:span text:style-name="T32"><text:s/></text:span><text:span text:style-name="T32">forgiven,</text:span></text:p>
            <text:p text:style-name="P10"><text:span text:style-name="T33"><text:s text:c="4"/></text:span><text:span text:style-name="T17">whose sin is covere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7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5.908cm" svg:height="4.947cm" svg:x="1.016cm" svg:y="0.524cm">
          <draw:text-box>
            <text:p text:style-name="P10"><text:span text:style-name="T34">2</text:span><text:span text:style-name="T35">Blessèd is the man against whom the LORD </text:span></text:p>
            <text:p text:style-name="P10"><text:span text:style-name="T35"><text:s/></text:span><text:span text:style-name="T35">counts no iniquity</text:span><text:span text:style-name="T36">,</text:span></text:p>
            <text:p text:style-name="P10"><text:span text:style-name="T37"><text:s text:c="3"/></text:span><text:span text:style-name="T38">and in whose spirit there is no deceit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7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25.908cm" svg:height="3.444cm" svg:x="1.016cm" svg:y="0.524cm">
          <draw:text-box>
            <text:p text:style-name="P10"><text:span text:style-name="T34">3</text:span><text:span text:style-name="T35">For when I kept silent, my bones wasted away</text:span></text:p>
            <text:p text:style-name="P10"><text:span text:style-name="T37"><text:s text:c="6"/></text:span><text:span text:style-name="T38">through my groaning all day long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7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21" draw:layer="layout" svg:width="25.908cm" svg:height="6.637cm" svg:x="1.016cm" svg:y="0.524cm">
          <draw:text-box>
            <text:p text:style-name="P10"><text:span text:style-name="T34">4</text:span><text:span text:style-name="T35">For day and night your hand was heavy upon </text:span></text:p>
            <text:p text:style-name="P10"><text:span text:style-name="T35"><text:s text:c="2"/></text:span><text:span text:style-name="T35">me;</text:span></text:p>
            <text:p text:style-name="P22"><text:span text:style-name="T37"><text:s text:c="6"/></text:span><text:span text:style-name="T38">my strength was dried up as by the </text:span></text:p>
            <text:p text:style-name="P10"><text:span text:style-name="T38"><text:s text:c="5"/></text:span><text:span text:style-name="T38">heat of summer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7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25.908cm" svg:height="9.83cm" svg:x="1.016cm" svg:y="0.524cm">
          <draw:text-box>
            <text:p text:style-name="P10"><text:span text:style-name="T31">5</text:span><text:span text:style-name="T32">I acknowledged my sin to you, and I did not cover </text:span></text:p>
            <text:p text:style-name="P10"><text:span text:style-name="T32"><text:s/></text:span><text:span text:style-name="T32">my iniquity;</text:span></text:p>
            <text:p text:style-name="P23"><text:span text:style-name="T37"><text:s text:c="4"/></text:span><text:span text:style-name="T38">I said, “I will confess my transgressions <text:s/></text:span></text:p>
            <text:p text:style-name="P23"><text:span text:style-name="T38"><text:s text:c="3"/></text:span><text:span text:style-name="T38">to the LORD,” and you forgave the </text:span></text:p>
            <text:p text:style-name="P10"><text:span text:style-name="T38"><text:s text:c="3"/></text:span><text:span text:style-name="T38">iniquity of my sin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7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25.908cm" svg:height="6.637cm" svg:x="1.016cm" svg:y="0.524cm">
          <draw:text-box>
            <text:p text:style-name="P22"><text:span text:style-name="T34">6</text:span><text:span text:style-name="T35">Therefore let everyone who is godly offer prayer <text:s/>to you at a time when you may be found;</text:span></text:p>
            <text:p text:style-name="P23"><text:span text:style-name="T39"><text:s text:c="4"/></text:span><text:span text:style-name="T38">surely in the rush of great waters, they <text:s/></text:span></text:p>
            <text:p text:style-name="P10"><text:span text:style-name="T38"><text:s text:c="4"/></text:span><text:span text:style-name="T38">shall not reach him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7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25.908cm" svg:height="6.637cm" svg:x="1.016cm" svg:y="0.524cm">
          <draw:text-box>
            <text:p text:style-name="P22"><text:span text:style-name="T31">7</text:span><text:span text:style-name="T32">You are a hiding place for me; you preserve me <text:s/></text:span></text:p>
            <text:p text:style-name="P22"><text:span text:style-name="T32"><text:s/></text:span><text:span text:style-name="T32">from trouble;</text:span></text:p>
            <text:p text:style-name="P23"><text:span text:style-name="T39"><text:s text:c="4"/></text:span><text:span text:style-name="T38">you surround me with shouts of </text:span></text:p>
            <text:p text:style-name="P22"><text:span text:style-name="T38"><text:s text:c="3"/></text:span><text:span text:style-name="T38">deliverance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7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25.908cm" svg:height="6.637cm" svg:x="1.016cm" svg:y="0.524cm">
          <draw:text-box>
            <text:p text:style-name="P10"><text:span text:style-name="T31">8</text:span><text:span text:style-name="T32">I will instruct you and teach you in the way you <text:s/></text:span></text:p>
            <text:p text:style-name="P10"><text:span text:style-name="T32"><text:s/></text:span><text:span text:style-name="T32">should go;</text:span></text:p>
            <text:p text:style-name="P23"><text:span text:style-name="T40"><text:s text:c="4"/></text:span><text:span text:style-name="T41">I will counsel you with my eye upon </text:span></text:p>
            <text:p text:style-name="P22"><text:span text:style-name="T41"><text:s text:c="4"/></text:span><text:span text:style-name="T41">you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7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21" draw:layer="layout" svg:width="25.908cm" svg:height="6.544cm" svg:x="1.016cm" svg:y="0.524cm">
          <draw:text-box>
            <text:p text:style-name="P10"><text:span text:style-name="T31">9</text:span><text:span text:style-name="T32">Be not </text:span><text:span text:style-name="T42">like a horse or a mule, without understanding,</text:span></text:p>
            <text:p text:style-name="P23"><text:span text:style-name="T33"><text:s text:c="5"/></text:span><text:span text:style-name="T17">which must be curbed with bit and </text:span></text:p>
            <text:p text:style-name="P10"><text:span text:style-name="T17"><text:s text:c="4"/></text:span><text:span text:style-name="T17">bridle, </text:span><text:span text:style-name="T41">or it will not stay near you.</text:span><text:span text:style-name="T17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7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9" draw:text-style-name="P21" draw:layer="layout" svg:width="25.908cm" svg:height="5.134cm" svg:x="1.016cm" svg:y="0.524cm">
          <draw:text-box>
            <text:p text:style-name="P10"><text:span text:style-name="T31">10</text:span><text:span text:style-name="T32">Many are the sorrows of the wicked,</text:span></text:p>
            <text:p text:style-name="P23"><text:span text:style-name="T43"><text:s text:c="5"/></text:span><text:span text:style-name="T41">but steadfast love surrounds the one </text:span></text:p>
            <text:p text:style-name="P10"><text:span text:style-name="T41"><text:s text:c="5"/></text:span><text:span text:style-name="T41">Who trusts in the LOR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7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1" draw:layer="layout" svg:width="25.908cm" svg:height="5.134cm" svg:x="1.016cm" svg:y="0.524cm">
          <draw:text-box>
            <text:p text:style-name="P10"><text:span text:style-name="T31">11</text:span><text:span text:style-name="T32">Be glad in the LORD, and rejoice, O righteous,</text:span></text:p>
            <text:p text:style-name="P10"><text:span text:style-name="T43"><text:s text:c="6"/></text:span><text:span text:style-name="T41">and shout for joy, all you upright in </text:span></text:p>
            <text:p text:style-name="P10"><text:span text:style-name="T41"><text:s text:c="5"/></text:span><text:span text:style-name="T41">heart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7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1" draw:layer="layout" svg:width="25.908cm" svg:height="7.011cm" svg:x="1.016cm" svg:y="0.524cm">
          <draw:text-box>
            <text:p text:style-name="P9"><text:span text:style-name="T44">C:</text:span><text:span text:style-name="T38"> Glory be to the Father and to the Son and to the Holy Spirit;</text:span></text:p>
            <text:p text:style-name="P9"><text:span text:style-name="T38">as it was in the beginning,</text:span></text:p>
            <text:p text:style-name="P9"><text:span text:style-name="T38">is now, and will be forever. 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2" draw:text-style-name="P21" draw:layer="layout" svg:width="25.908cm" svg:height="3.286cm" svg:x="1.016cm" svg:y="0.524cm">
          <draw:text-box>
            <text:p text:style-name="P24"><text:span text:style-name="T12">HYMN #609</text:span></text:p>
            <text:p text:style-name="P9"><text:span text:style-name="T22">“</text:span><text:span text:style-name="T22">Jesus Sinners Doth Receive”</text:span><text:span text:style-name="T45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5.908cm" svg:height="7.011cm" svg:x="1.016cm" svg:y="0.524cm">
          <draw:text-box>
            <text:p text:style-name="P24"><text:span text:style-name="T21">1. </text:span><text:span text:style-name="T17">Jesus sinners doth receive; </text:span><text:span text:style-name="T17"><text:line-break/></text:span><text:span text:style-name="T17">Oh, may all this saying ponder </text:span><text:span text:style-name="T17"><text:line-break/></text:span><text:span text:style-name="T17">Who in sin’s delusions live </text:span><text:span text:style-name="T17"><text:line-break/></text:span><text:span text:style-name="T17">And from God and heaven wander!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21" draw:layer="layout" svg:width="25.908cm" svg:height="3.631cm" svg:x="1.016cm" svg:y="0.524cm">
          <draw:text-box>
            <text:p text:style-name="P24"><text:span text:style-name="T17">Here is hope for all who grieve: </text:span><text:span text:style-name="T17"><text:line-break/></text:span><text:span text:style-name="T17">Jesus sinners doth receiv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5" draw:text-style-name="P21" draw:layer="layout" svg:width="25.908cm" svg:height="7.011cm" svg:x="1.016cm" svg:y="0.524cm">
          <draw:text-box>
            <text:p text:style-name="P25"><text:span text:style-name="T46">2. </text:span><text:span text:style-name="T47">We deserve but grief and shame,</text:span></text:p>
            <text:p text:style-name="P25"><text:span text:style-name="T47">Yet His words, rich grace revealing,</text:span></text:p>
            <text:p text:style-name="P25"><text:span text:style-name="T47">Pardon, peace, and life proclaim;</text:span></text:p>
            <text:p text:style-name="P24"><text:span text:style-name="T47">Here our ills have perfect healing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5.908cm" svg:height="3.631cm" svg:x="1.016cm" svg:y="0.524cm">
          <draw:text-box>
            <text:p text:style-name="P25"><text:span text:style-name="T47">Firmly in these words believe:</text:span></text:p>
            <text:p text:style-name="P25"><text:span text:style-name="T47">Jesus sinners doth receiv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21" draw:layer="layout" svg:width="25.908cm" svg:height="7.011cm" svg:x="1.016cm" svg:y="0.524cm">
          <draw:text-box>
            <text:p text:style-name="P25"><text:span text:style-name="T46">3. </text:span><text:span text:style-name="T47">Sheep that from the fold did stray</text:span></text:p>
            <text:p text:style-name="P25"><text:span text:style-name="T47">No true shepherd e’er forsaketh;</text:span></text:p>
            <text:p text:style-name="P25"><text:span text:style-name="T47">Weary souls that lost their way</text:span></text:p>
            <text:p text:style-name="P25"><text:span text:style-name="T47">Christ, the Shepherd, gently taketh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5.908cm" svg:height="3.631cm" svg:x="1.016cm" svg:y="0.524cm">
          <draw:text-box>
            <text:p text:style-name="P25"><text:span text:style-name="T47">In His arms that they may live:</text:span></text:p>
            <text:p text:style-name="P25"><text:span text:style-name="T47">Jesus sinners doth receiv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9" draw:text-style-name="P21" draw:layer="layout" svg:width="25.908cm" svg:height="7.011cm" svg:x="1.016cm" svg:y="0.524cm">
          <draw:text-box>
            <text:p text:style-name="P25"><text:span text:style-name="T46">4. </text:span><text:span text:style-name="T47">I, a sinner, come to Thee</text:span></text:p>
            <text:p text:style-name="P25"><text:span text:style-name="T47">With a penitent confession.</text:span></text:p>
            <text:p text:style-name="P25"><text:span text:style-name="T47">Savior, mercy show to me;</text:span></text:p>
            <text:p text:style-name="P25"><text:span text:style-name="T47">Grant for all my sins remiss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21" draw:layer="layout" svg:width="25.908cm" svg:height="3.631cm" svg:x="1.016cm" svg:y="0.524cm">
          <draw:text-box>
            <text:p text:style-name="P25"><text:span text:style-name="T47">Let these words my soul relieve:</text:span></text:p>
            <text:p text:style-name="P25"><text:span text:style-name="T47">Jesus sinners doth receiv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21" draw:layer="layout" svg:width="25.908cm" svg:height="7.011cm" svg:x="1.016cm" svg:y="0.524cm">
          <draw:text-box>
            <text:p text:style-name="P25"><text:span text:style-name="T46">5. </text:span><text:span text:style-name="T47">Oh, how blest it is to know:</text:span></text:p>
            <text:p text:style-name="P25"><text:span text:style-name="T47">Were as scarlet my transgression,</text:span></text:p>
            <text:p text:style-name="P25"><text:span text:style-name="T47">It shall be as white as snow</text:span></text:p>
            <text:p text:style-name="P25"><text:span text:style-name="T47">By Thy blood and bitter passion;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21" draw:layer="layout" svg:width="25.908cm" svg:height="3.631cm" svg:x="1.016cm" svg:y="0.524cm">
          <draw:text-box>
            <text:p text:style-name="P25"><text:span text:style-name="T47">For these words I now believe:</text:span></text:p>
            <text:p text:style-name="P25"><text:span text:style-name="T47">Jesus sinners doth receiv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21" draw:layer="layout" svg:width="25.908cm" svg:height="7.011cm" svg:x="1.016cm" svg:y="0.524cm">
          <draw:text-box>
            <text:p text:style-name="P25"><text:span text:style-name="T46">6. </text:span><text:span text:style-name="T47">Now my conscience is at peace;</text:span></text:p>
            <text:p text:style-name="P25"><text:span text:style-name="T47">From the Law I stand acquitted.</text:span></text:p>
            <text:p text:style-name="P25"><text:span text:style-name="T47">Christ hath purchased my release</text:span></text:p>
            <text:p text:style-name="P25"><text:span text:style-name="T47">And my ev’ry sin remitte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21" draw:layer="layout" svg:width="25.908cm" svg:height="3.631cm" svg:x="1.016cm" svg:y="0.524cm">
          <draw:text-box>
            <text:p text:style-name="P25"><text:span text:style-name="T47">Naught remains my soul to grieve:</text:span></text:p>
            <text:p text:style-name="P25"><text:span text:style-name="T47">Jesus sinners doth receiv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21" draw:layer="layout" svg:width="25.908cm" svg:height="7.011cm" svg:x="1.016cm" svg:y="0.524cm">
          <draw:text-box>
            <text:p text:style-name="P25"><text:span text:style-name="T46">7. </text:span><text:span text:style-name="T47">Jesus sinners doth receive;</text:span></text:p>
            <text:p text:style-name="P25"><text:span text:style-name="T47">Also I have been forgiven;</text:span></text:p>
            <text:p text:style-name="P25"><text:span text:style-name="T47">And when I this earth must leave,</text:span></text:p>
            <text:p text:style-name="P25"><text:span text:style-name="T47">I shall find an open heav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21" draw:layer="layout" svg:width="25.908cm" svg:height="10.391cm" svg:x="1.016cm" svg:y="0.524cm">
          <draw:text-box>
            <text:p text:style-name="P25"><text:span text:style-name="T47">Dying, still to Him I cleave:</text:span></text:p>
            <text:p text:style-name="P25"><text:span text:style-name="T47">Jesus sinners doth receive.</text:span></text:p>
            <text:p text:style-name="P26"><text:span text:style-name="T48"/></text:p>
            <text:p text:style-name="P26"><text:span text:style-name="T48"/></text:p>
            <text:p text:style-name="P26"><text:span text:style-name="T48"/></text:p>
            <text:p text:style-name="P26"><text:span text:style-name="T48"/></text:p>
            <text:p text:style-name="P26"><text:span text:style-name="T49"/></text:p>
            <text:p text:style-name="P26"><text:span text:style-name="T49"/></text:p>
            <text:p text:style-name="P26"><text:span text:style-name="T49"/></text:p>
            <text:p text:style-name="P27"><text:span text:style-name="T49"><text:s text:c="7"/></text:span><text:span text:style-name="T50">Public domai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9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0" draw:layer="layout" svg:width="25.4cm" svg:height="3.302cm" svg:x="1.27cm" svg:y="0.508cm">
          <draw:text-box>
            <text:p text:style-name="P28"><text:span text:style-name="T12">OLD TESTAMENT</text:span></text:p>
            <text:p text:style-name="P29"><text:span text:style-name="T22">Isaiah 12:1–6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9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7" draw:text-style-name="P32" draw:layer="layout" svg:width="25.146cm" svg:height="7.766cm" svg:x="1.524cm" svg:y="0.508cm">
          <draw:text-box>
            <text:p text:style-name="P31"><text:span text:style-name="T51">1</text:span><text:span text:style-name="T52">You will say in that day: “I will give thanks to you, O LORD, <text:s/>for though you were angry with me, your anger turned away that you might comfort me. 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9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25.146cm" svg:height="6.604cm" svg:x="1.524cm" svg:y="0.508cm">
          <draw:text-box>
            <text:p text:style-name="P31"><text:span text:style-name="T51">2</text:span><text:span text:style-name="T52">“Behold, God is my salvation;</text:span></text:p>
            <text:p text:style-name="P31"><text:span text:style-name="T52">I will trust, and will not be afraid;</text:span></text:p>
            <text:p text:style-name="P31"><text:span text:style-name="T52">for the LORD GOD is my strength and my song,</text:span></text:p>
            <text:p text:style-name="P31"><text:span text:style-name="T52">and he has become my salvation.”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5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9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32" draw:layer="layout" svg:width="25.146cm" svg:height="3.556cm" svg:x="1.524cm" svg:y="0.508cm">
          <draw:text-box>
            <text:p text:style-name="P31"><text:span text:style-name="T51">3</text:span><text:span text:style-name="T52">With joy you will draw water from the wells of salvation. 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9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32" draw:layer="layout" svg:width="25.146cm" svg:height="6.263cm" svg:x="1.524cm" svg:y="0.508cm">
          <draw:text-box>
            <text:p text:style-name="P31"><text:span text:style-name="T51">4</text:span><text:span text:style-name="T52">And you will say in that day:</text:span></text:p>
            <text:p text:style-name="P31"><text:span text:style-name="T52">“</text:span><text:span text:style-name="T52">Give thanks to the LORD, call upon his name,</text:span></text:p>
            <text:p text:style-name="P31"><text:span text:style-name="T52">make known his deeds among the peoples, proclaim that his name is exalted. 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5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9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1" draw:text-style-name="P32" draw:layer="layout" svg:width="25.146cm" svg:height="4.76cm" svg:x="1.524cm" svg:y="0.508cm">
          <draw:text-box>
            <text:p text:style-name="P31"><text:span text:style-name="T51">5</text:span><text:span text:style-name="T52">“Sing praises to the LORD, for he has done <text:s text:c="2"/></text:span></text:p>
            <text:p text:style-name="P31"><text:span text:style-name="T52"><text:s text:c="4"/></text:span><text:span text:style-name="T52">gloriously;</text:span></text:p>
            <text:p text:style-name="P31"><text:span text:style-name="T52">let this be made known in all the earth.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5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9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32" draw:layer="layout" svg:width="25.146cm" svg:height="4.76cm" svg:x="1.524cm" svg:y="0.508cm">
          <draw:text-box>
            <text:p text:style-name="P31"><text:span text:style-name="T51">6</text:span><text:span text:style-name="T52">Shout, and sing for joy, O inhabitant of Zion,</text:span></text:p>
            <text:p text:style-name="P31"><text:span text:style-name="T52"><text:s/></text:span><text:span text:style-name="T52">for great in your midst is the Holy One of Israel.”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5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21" draw:master-page-name="Default1_5f_" presentation:presentation-page-layout-name="AL1T0">
        <office:forms form:automatic-focus="false" form:apply-design-mode="false"/>
        <draw:custom-shape draw:style-name="gr5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4" draw:text-style-name="P34" draw:layer="layout" svg:width="25.253cm" svg:height="3.444cm" svg:x="1.671cm" svg:y="0.62cm">
          <draw:text-box>
            <text:p text:style-name="P33"><text:span text:style-name="T53">L: O Lord, have mercy upon us.</text:span></text:p>
            <text:p text:style-name="P33"><text:span text:style-name="T54">C: </text:span><text:span text:style-name="T55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22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6" draw:text-style-name="P37" draw:layer="layout" svg:width="25.253cm" svg:height="3.444cm" svg:x="1.671cm" svg:y="0.62cm">
          <draw:text-box>
            <text:p text:style-name="P28"><text:span text:style-name="T56">EPISTLE</text:span></text:p>
            <text:p text:style-name="P36"><text:span text:style-name="T57">2 Corinthians 5:16–21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22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7" draw:text-style-name="P37" draw:layer="layout" svg:width="25.253cm" svg:height="6.263cm" svg:x="1.671cm" svg:y="0.62cm">
          <draw:text-box>
            <text:p text:style-name="P31"><text:span text:style-name="T58">16</text:span><text:span text:style-name="T59">From now on, therefore, we regard no one according to the flesh. Even though we once regarded Christ according to the flesh, we regard him thus no longer.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60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22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8" draw:text-style-name="P37" draw:layer="layout" svg:width="25.253cm" svg:height="4.76cm" svg:x="1.671cm" svg:y="0.62cm">
          <draw:text-box>
            <text:p text:style-name="P31"><text:span text:style-name="T58">17</text:span><text:span text:style-name="T59">Therefore, if anyone is in Christ, he is a new creation. The old has passed away; behold, the new has come. 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61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22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9" draw:text-style-name="P37" draw:layer="layout" svg:width="25.253cm" svg:height="4.76cm" svg:x="1.671cm" svg:y="0.62cm">
          <draw:text-box>
            <text:p text:style-name="P31"><text:span text:style-name="T58">18</text:span><text:span text:style-name="T59">All this is from God, who through Christ reconciled us to himself and gave us the ministry of reconciliation; 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62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22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60" draw:text-style-name="P37" draw:layer="layout" svg:width="25.253cm" svg:height="6.263cm" svg:x="1.671cm" svg:y="0.62cm">
          <draw:text-box>
            <text:p text:style-name="P31"><text:span text:style-name="T58">19</text:span><text:span text:style-name="T59">that is, in Christ God was reconciling the world to himself, </text:span><text:span text:style-name="T60">not counting their trespasses against them, and entrusting to us the message of reconciliation.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63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22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61" draw:text-style-name="P37" draw:layer="layout" svg:width="25.253cm" svg:height="4.76cm" svg:x="1.671cm" svg:y="0.62cm">
          <draw:text-box>
            <text:p text:style-name="P31"><text:span text:style-name="T58">20</text:span><text:span text:style-name="T59">Therefore, we are ambassadors for Christ, God making his appeal through us. We implore you on behalf of Christ, be reconciled to God. 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64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22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62" draw:text-style-name="P37" draw:layer="layout" svg:width="25.253cm" svg:height="4.76cm" svg:x="1.671cm" svg:y="0.62cm">
          <draw:text-box>
            <text:p text:style-name="P31"><text:span text:style-name="T58">21</text:span><text:span text:style-name="T59">For our sake he made him to be sin who knew no sin, so that in him we might become the righteousness of God.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65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23" draw:master-page-name="Default1_5f_" presentation:presentation-page-layout-name="AL1T0">
        <office:forms form:automatic-focus="false" form:apply-design-mode="false"/>
        <draw:custom-shape draw:style-name="gr5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63" draw:text-style-name="P39" draw:layer="layout" svg:width="25.253cm" svg:height="4.206cm" svg:x="1.671cm" svg:y="0.62cm">
          <draw:text-box>
            <text:p text:style-name="P38"><text:span text:style-name="T61">L: O Lord, have mercy upon us.</text:span></text:p>
            <text:p text:style-name="P38"><text:span text:style-name="T62">C: </text:span><text:span text:style-name="T63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6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40" draw:layer="layout" svg:width="25.253cm" svg:height="3.444cm" svg:x="1.671cm" svg:y="0.62cm">
          <draw:text-box>
            <text:p text:style-name="P28"><text:span text:style-name="T56">HOLY GOSPEL</text:span></text:p>
            <text:p text:style-name="P36"><text:span text:style-name="T57">Luke 15:1–3, 11–3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7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65" draw:text-style-name="P40" draw:layer="layout" svg:width="25.253cm" svg:height="6.263cm" svg:x="1.671cm" svg:y="0.62cm">
          <draw:text-box>
            <text:p text:style-name="P31"><text:span text:style-name="T64">1</text:span><text:span text:style-name="T65">Now the tax collectors and sinners were all drawing near to hear [Jesus]. </text:span><text:span text:style-name="T64">2</text:span><text:span text:style-name="T65">And the Pharisees and the scribes grumbled, saying, “This man receives sinners and eats with them.” 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68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66" draw:text-style-name="P40" draw:layer="layout" svg:width="25.253cm" svg:height="6.263cm" svg:x="1.671cm" svg:y="0.62cm">
          <draw:text-box>
            <text:p text:style-name="P31"><text:span text:style-name="T58">3</text:span><text:span text:style-name="T59">So he told them this parable: </text:span></text:p>
            <text:p text:style-name="P31"><text:span text:style-name="T66"/></text:p>
            <text:p text:style-name="P31"><text:span text:style-name="T67">11</text:span><text:span text:style-name="T68">And he said, “There was a man who had two sons. <text:s/>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69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0" draw:layer="layout" svg:width="25.253cm" svg:height="6.263cm" svg:x="1.671cm" svg:y="0.62cm">
          <draw:text-box>
            <text:p text:style-name="P31"><text:span text:style-name="T58">12</text:span><text:span text:style-name="T59">And the younger of them said to his father, ‘Father, give me the share of property that is coming to me.’ And he divided his property between them.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70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68" draw:text-style-name="P40" draw:layer="layout" svg:width="25.253cm" svg:height="6.263cm" svg:x="1.671cm" svg:y="0.62cm">
          <draw:text-box>
            <text:p text:style-name="P31"><text:span text:style-name="T58">13</text:span><text:span text:style-name="T59">Not many days later, the younger son gathered all he had and took a journey into a far country, and there he squandered his property in reckless living.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71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0" draw:layer="layout" svg:width="25.253cm" svg:height="4.76cm" svg:x="1.671cm" svg:y="0.62cm">
          <draw:text-box>
            <text:p text:style-name="P31"><text:span text:style-name="T58">14</text:span><text:span text:style-name="T59">And when he had spent everything, a severe famine arose in that country, and he began to be in need. 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72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0" draw:layer="layout" svg:width="25.253cm" svg:height="7.766cm" svg:x="1.671cm" svg:y="0.62cm">
          <draw:text-box>
            <text:p text:style-name="P31"><text:span text:style-name="T58">15</text:span><text:span text:style-name="T59">So he went and hired himself out to one of the citizens of that country, who sent him into his fields to feed pigs. </text:span><text:span text:style-name="T58">16</text:span><text:span text:style-name="T59">And he was longing to be fed with the pods that the pigs ate, and no one gave him anything.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73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0" draw:layer="layout" svg:width="25.253cm" svg:height="6.263cm" svg:x="1.671cm" svg:y="0.62cm">
          <draw:text-box>
            <text:p text:style-name="P31"><text:span text:style-name="T58">17</text:span><text:span text:style-name="T59">“But when he came to himself, he said, ‘How many of my father’s hired servants have more than enough bread, but I perish here with hunger!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74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2" draw:text-style-name="P40" draw:layer="layout" svg:width="25.253cm" svg:height="4.76cm" svg:x="1.671cm" svg:y="0.62cm">
          <draw:text-box>
            <text:p text:style-name="P31"><text:span text:style-name="T58">18</text:span><text:span text:style-name="T59">I will arise and go to my father, and I will say to him, “Father, I have sinned against heaven and before you.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75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3" draw:text-style-name="P40" draw:layer="layout" svg:width="25.253cm" svg:height="4.76cm" svg:x="1.671cm" svg:y="0.62cm">
          <draw:text-box>
            <text:p text:style-name="P31"><text:span text:style-name="T58">19</text:span><text:span text:style-name="T59">I am no longer worthy to be called your son. Treat me as one of your hired servants.”’ </text:span><text:span text:style-name="T58">20</text:span><text:span text:style-name="T59">And he arose and came to his father.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76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4" draw:text-style-name="P40" draw:layer="layout" svg:width="25.253cm" svg:height="4.76cm" svg:x="1.671cm" svg:y="0.62cm">
          <draw:text-box>
            <text:p text:style-name="P31"><text:span text:style-name="T59">But while he was still a long way off, his father saw him and felt compassion, and ran and embraced him and kissed him. 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77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5" draw:text-style-name="P40" draw:layer="layout" svg:width="25.253cm" svg:height="4.76cm" svg:x="1.671cm" svg:y="0.62cm">
          <draw:text-box>
            <text:p text:style-name="P31"><text:span text:style-name="T58">21</text:span><text:span text:style-name="T59">And the son said to him, ‘Father, I have sinned against heaven and before you. I am no longer worthy to be called your son.’ 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78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6" draw:text-style-name="P40" draw:layer="layout" svg:width="25.253cm" svg:height="4.76cm" svg:x="1.671cm" svg:y="0.62cm">
          <draw:text-box>
            <text:p text:style-name="P31"><text:span text:style-name="T58">22</text:span><text:span text:style-name="T59">But the father said to his servants, ‘Bring quickly the best robe, and put it on him, and put a ring on his hand, and shoes on his feet. 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79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40" draw:layer="layout" svg:width="25.253cm" svg:height="6.263cm" svg:x="1.671cm" svg:y="0.62cm">
          <draw:text-box>
            <text:p text:style-name="P31"><text:span text:style-name="T58">23</text:span><text:span text:style-name="T59">And bring the fattened calf and kill it, and let us eat and celebrate. </text:span><text:span text:style-name="T58">24</text:span><text:span text:style-name="T59">For this my son was dead, and is alive again; he was lost, and is found.’ And they began to celebrate. 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80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40" draw:layer="layout" svg:width="25.253cm" svg:height="6.263cm" svg:x="1.671cm" svg:y="0.62cm">
          <draw:text-box>
            <text:p text:style-name="P31"><text:span text:style-name="T58">25</text:span><text:span text:style-name="T59">“Now his older son was in the field, and as he came and drew near to the house, he heard music and dancing. </text:span><text:span text:style-name="T58">26</text:span><text:span text:style-name="T59">And he called one of the servants and asked what these things meant. 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81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9" draw:text-style-name="P40" draw:layer="layout" svg:width="25.253cm" svg:height="6.263cm" svg:x="1.671cm" svg:y="0.62cm">
          <draw:text-box>
            <text:p text:style-name="P31"><text:span text:style-name="T58">27</text:span><text:span text:style-name="T59">And he said to him, ‘Your brother has come, and your father has killed the fattened calf, because he has received him back safe and sound.’ </text:span><text:span text:style-name="T58">28</text:span><text:span text:style-name="T59">But he was angry and refused to go in.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82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80" draw:text-style-name="P40" draw:layer="layout" svg:width="25.253cm" svg:height="7.766cm" svg:x="1.671cm" svg:y="0.62cm">
          <draw:text-box>
            <text:p text:style-name="P31"><text:span text:style-name="T59">His father came out and entreated him, </text:span><text:span text:style-name="T58">29</text:span><text:span text:style-name="T59">but he answered his father, ‘Look, these many years I have served you, and I never disobeyed your command, yet you never gave me a young goat, that I might celebrate with my friends. 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83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81" draw:text-style-name="P40" draw:layer="layout" svg:width="25.253cm" svg:height="7.766cm" svg:x="1.671cm" svg:y="0.62cm">
          <draw:text-box>
            <text:p text:style-name="P31"><text:span text:style-name="T58">30</text:span><text:span text:style-name="T59">But when this son of yours came, who has devoured your property with prostitutes, you killed the fattened calf for him!’ </text:span><text:span text:style-name="T58">31</text:span><text:span text:style-name="T59">And he said to him, ‘Son, you are always with me, and all that is mine is yours. 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84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2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82" draw:text-style-name="P40" draw:layer="layout" svg:width="25.253cm" svg:height="4.76cm" svg:x="1.671cm" svg:y="0.62cm">
          <draw:text-box>
            <text:p text:style-name="P31"><text:span text:style-name="T58">32</text:span><text:span text:style-name="T59">It was fitting to celebrate and be glad, for this your brother was dead, and is alive; he was lost, and is found.’”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85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25" draw:master-page-name="Default1_5f_" presentation:presentation-page-layout-name="AL1T0">
        <office:forms form:automatic-focus="false" form:apply-design-mode="false"/>
        <draw:custom-shape draw:style-name="gr5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83" draw:text-style-name="P34" draw:layer="layout" svg:width="25.253cm" svg:height="3.444cm" svg:x="1.671cm" svg:y="0.62cm">
          <draw:text-box>
            <text:p text:style-name="P33"><text:span text:style-name="T53">L: O Lord, have mercy upon us.</text:span></text:p>
            <text:p text:style-name="P33"><text:span text:style-name="T54">C: </text:span><text:span text:style-name="T55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6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26" draw:master-page-name="Default1_5f_" presentation:presentation-page-layout-name="AL1T0">
        <office:forms form:automatic-focus="false" form:apply-design-mode="false"/>
        <draw:custom-shape draw:style-name="gr5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84" draw:text-style-name="P42" draw:layer="layout" svg:width="25.253cm" svg:height="7.572cm" svg:x="1.671cm" svg:y="0.62cm">
          <draw:text-box>
            <text:p text:style-name="P41"><text:span text:style-name="T69">RESPONSORY</text:span></text:p>
            <text:p text:style-name="P33"><text:span text:style-name="T70">L: </text:span><text:span text:style-name="T71">We have an advocate with the Father;</text:span></text:p>
            <text:p text:style-name="P33"><text:span text:style-name="T71"><text:s text:c="4"/></text:span><text:span text:style-name="T71">Jesus is the propitiationfor our sins.</text:span></text:p>
            <text:p text:style-name="P33"><text:span text:style-name="T71"><text:s text:c="4"/></text:span><text:span text:style-name="T71">Blessed is he whose transgression is forgiven</text:span></text:p>
            <text:p text:style-name="P33"><text:span text:style-name="T71"><text:s text:c="8"/></text:span><text:span text:style-name="T71">and whose sin is put awa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7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27" draw:master-page-name="Default1_5f_" presentation:presentation-page-layout-name="AL1T0">
        <office:forms form:automatic-focus="false" form:apply-design-mode="false"/>
        <draw:custom-shape draw:style-name="gr5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85" draw:text-style-name="P43" draw:layer="layout" svg:width="25.253cm" svg:height="6.637cm" svg:x="1.671cm" svg:y="0.62cm">
          <draw:text-box>
            <text:p text:style-name="P38"><text:span text:style-name="T70">L: </text:span><text:span text:style-name="T71">We have an advocate with the Father;</text:span></text:p>
            <text:p text:style-name="P33"><text:span text:style-name="T71"><text:s text:c="7"/></text:span><text:span text:style-name="T71">Jesus is the propitiationfor our sins.</text:span></text:p>
            <text:p text:style-name="P33"><text:span text:style-name="T72">C: </text:span><text:span text:style-name="T73">He was deliveredup to death; He was </text:span></text:p>
            <text:p text:style-name="P33"><text:span text:style-name="T73"><text:s text:c="6"/></text:span><text:span text:style-name="T73">delivered for the sins of the peopl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8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27" draw:master-page-name="Default1_5f_" presentation:presentation-page-layout-name="AL1T0">
        <office:forms form:automatic-focus="false" form:apply-design-mode="false"/>
        <draw:custom-shape draw:style-name="gr5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86" draw:text-style-name="P44" draw:layer="layout" svg:width="25.908cm" svg:height="3.19cm" svg:x="1.016cm" svg:y="0.62cm">
          <draw:text-box>
            <text:p text:style-name="P5"><text:span text:style-name="T74">HYMN #612</text:span></text:p>
            <text:p text:style-name="P38"><text:span text:style-name="T75">“</text:span><text:span text:style-name="T75">As Rebels, Lord, Who Foolishly Have Wandered”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89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27" draw:master-page-name="Default1_5f_" presentation:presentation-page-layout-name="AL1T0">
        <office:forms form:automatic-focus="false" form:apply-design-mode="false"/>
        <draw:custom-shape draw:style-name="gr5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87" draw:text-style-name="P44" draw:layer="layout" svg:width="25.908cm" svg:height="7.011cm" svg:x="1.016cm" svg:y="0.62cm">
          <draw:text-box>
            <text:p text:style-name="P5"><text:span text:style-name="T76">1. </text:span><text:span text:style-name="T77">As rebels, Lord, </text:span></text:p>
            <text:p text:style-name="P5"><text:span text:style-name="T77">who foolishly have wandered</text:span></text:p>
            <text:p text:style-name="P5"><text:span text:style-name="T77">Far from Your love-</text:span></text:p>
            <text:p text:style-name="P5"><text:span text:style-name="T77">unfed, unclean, unclothed-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90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27" draw:master-page-name="Default1_5f_" presentation:presentation-page-layout-name="AL1T0">
        <office:forms form:automatic-focus="false" form:apply-design-mode="false"/>
        <draw:custom-shape draw:style-name="gr5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25.908cm" svg:height="7.011cm" svg:x="1.016cm" svg:y="0.62cm">
          <draw:text-box>
            <text:p text:style-name="P5"><text:span text:style-name="T77">Dare we recall</text:span></text:p>
            <text:p text:style-name="P5"><text:span text:style-name="T77">Your wealth so rashly squandered,</text:span></text:p>
            <text:p text:style-name="P5"><text:span text:style-name="T77">Dare hopeto glean</text:span></text:p>
            <text:p text:style-name="P5"><text:span text:style-name="T77">that bounty which we loathed?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91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27" draw:master-page-name="Default1_5f_" presentation:presentation-page-layout-name="AL1T0">
        <office:forms form:automatic-focus="false" form:apply-design-mode="false"/>
        <draw:custom-shape draw:style-name="gr5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89" draw:text-style-name="P44" draw:layer="layout" svg:width="25.908cm" svg:height="7.011cm" svg:x="1.016cm" svg:y="0.62cm">
          <draw:text-box>
            <text:p text:style-name="P5"><text:span text:style-name="T76">2. </text:span><text:span text:style-name="T77">Still we return,</text:span></text:p>
            <text:p text:style-name="P5"><text:span text:style-name="T77">our contrite words rehearsing,</text:span></text:p>
            <text:p text:style-name="P5"><text:span text:style-name="T77">Speech, that within</text:span></text:p>
            <text:p text:style-name="P5"><text:span text:style-name="T77">Your warm embrace soon dies;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92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27" draw:master-page-name="Default1_5f_" presentation:presentation-page-layout-name="AL1T0">
        <office:forms form:automatic-focus="false" form:apply-design-mode="false"/>
        <draw:custom-shape draw:style-name="gr5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90" draw:text-style-name="P44" draw:layer="layout" svg:width="25.908cm" svg:height="7.011cm" svg:x="1.016cm" svg:y="0.62cm">
          <draw:text-box>
            <text:p text:style-name="P5"><text:span text:style-name="T77">All of our guilt,</text:span></text:p>
            <text:p text:style-name="P5"><text:span text:style-name="T77">our shame, our pain reversing</text:span></text:p>
            <text:p text:style-name="P5"><text:span text:style-name="T77">As tears of joy</text:span></text:p>
            <text:p text:style-name="P5"><text:span text:style-name="T77">and welcome fill Your eyes.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93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27" draw:master-page-name="Default1_5f_" presentation:presentation-page-layout-name="AL1T0">
        <office:forms form:automatic-focus="false" form:apply-design-mode="false"/>
        <draw:custom-shape draw:style-name="gr5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91" draw:text-style-name="P44" draw:layer="layout" svg:width="25.908cm" svg:height="7.011cm" svg:x="1.016cm" svg:y="0.62cm">
          <draw:text-box>
            <text:p text:style-name="P5"><text:span text:style-name="T76">3.</text:span><text:span text:style-name="T77"> A feast of love</text:span></text:p>
            <text:p text:style-name="P5"><text:span text:style-name="T77">for us You are preraring;</text:span></text:p>
            <text:p text:style-name="P5"><text:span text:style-name="T77">We who were lost,</text:span></text:p>
            <text:p text:style-name="P5"><text:span text:style-name="T77">You give an honored place!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94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27" draw:master-page-name="Default1_5f_" presentation:presentation-page-layout-name="AL1T0">
        <office:forms form:automatic-focus="false" form:apply-design-mode="false"/>
        <draw:custom-shape draw:style-name="gr5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92" draw:text-style-name="P44" draw:layer="layout" svg:width="25.908cm" svg:height="12.88cm" svg:x="1.016cm" svg:y="0.62cm">
          <draw:text-box>
            <text:p text:style-name="P5"><text:span text:style-name="T77">“</text:span><text:span text:style-name="T77">Come, eat; come, drink,</text:span></text:p>
            <text:p text:style-name="P5"><text:span text:style-name="T77">and be no more despairing-</text:span></text:p>
            <text:p text:style-name="P5"><text:span text:style-name="T77">Here taste again</text:span></text:p>
            <text:p text:style-name="P5"><text:span text:style-name="T77">the treasures of My grace.”</text:span></text:p>
            <text:p text:style-name="P5"><text:span text:style-name="T78"/></text:p>
            <text:p text:style-name="P45"><text:span text:style-name="T78"/></text:p>
            <text:p text:style-name="P45"><text:span text:style-name="T78"/></text:p>
            <text:p text:style-name="P45"><text:span text:style-name="T78"/></text:p>
            <text:p text:style-name="P45"><text:span text:style-name="T79"><text:s text:c="13"/></text:span><text:span text:style-name="T79">Text: </text:span><text:span text:style-name="T80">©</text:span><text:span text:style-name="T81"> Stephen P. Stark</text:span></text:p>
            <text:p text:style-name="P45"><text:span text:style-name="T81"><text:s text:c="13"/></text:span><text:span text:style-name="T81">Admin. Concordia Publishing House</text:span></text:p>
            <text:p text:style-name="P45"><text:span text:style-name="T81"><text:s text:c="13"/></text:span><text:span text:style-name="T81">Tune: </text:span><text:span text:style-name="T80">© Jeffrey N. Blersch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95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28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93" draw:text-style-name="P46" draw:layer="layout" svg:width="26.67cm" svg:height="6.349cm" svg:x="0.762cm" svg:y="0.534cm">
          <draw:text-box>
            <text:p text:style-name="P2"><text:span text:style-name="T82">SERMON</text:span></text:p>
            <text:p text:style-name="P2"><text:span text:style-name="T83"/></text:p>
            <text:p text:style-name="P2"><text:span text:style-name="T84">“</text:span><text:span text:style-name="T84">OVERWHELMED BY GRACE”</text:span></text:p>
            <text:p text:style-name="P2"><text:span text:style-name="T8">LUKE 15:1-3a, 11-3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6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28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94" draw:text-style-name="P46" draw:layer="layout" svg:width="26.67cm" svg:height="3.276cm" svg:x="0.762cm" svg:y="0.534cm">
          <draw:text-box>
            <text:p text:style-name="P5"><text:span text:style-name="T85">HYMN #570</text:span></text:p>
            <text:p text:style-name="P2"><text:span text:style-name="T86">“</text:span><text:span text:style-name="T86">Just as I Am, without One Plea”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97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28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95" draw:text-style-name="P46" draw:layer="layout" svg:width="26.67cm" svg:height="7.011cm" svg:x="0.762cm" svg:y="0.534cm">
          <draw:text-box>
            <text:p text:style-name="P7"><text:span text:style-name="T87">1. </text:span><text:span text:style-name="T88">Just as I am, without one plea</text:span></text:p>
            <text:p text:style-name="P7"><text:span text:style-name="T88">But that Thy blood was shed for me</text:span></text:p>
            <text:p text:style-name="P7"><text:span text:style-name="T88">And that Thou bidd’st me come to Thee,</text:span></text:p>
            <text:p text:style-name="P5"><text:span text:style-name="T88">O Lamb of God, I come, I come.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98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28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96" draw:text-style-name="P46" draw:layer="layout" svg:width="26.67cm" svg:height="6.87cm" svg:x="0.762cm" svg:y="0.534cm">
          <draw:text-box>
            <text:p text:style-name="P7"><text:span text:style-name="T87">2. </text:span><text:span text:style-name="T88">Just as I am and waiting not</text:span></text:p>
            <text:p text:style-name="P7"><text:span text:style-name="T88">To rid my soul of one dark blot,</text:span></text:p>
            <text:p text:style-name="P7"><text:span text:style-name="T89">To Thee, whose blood can cleanse each spot,</text:span></text:p>
            <text:p text:style-name="P7"><text:span text:style-name="T88">O Lamb of God, I come, I come.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99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28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97" draw:text-style-name="P46" draw:layer="layout" svg:width="26.67cm" svg:height="7.011cm" svg:x="0.762cm" svg:y="0.534cm">
          <draw:text-box>
            <text:p text:style-name="P7"><text:span text:style-name="T87">3. </text:span><text:span text:style-name="T88">Just as I am, though tossed about</text:span></text:p>
            <text:p text:style-name="P7"><text:span text:style-name="T88">With many_a conflict, many_a doubt,</text:span></text:p>
            <text:p text:style-name="P7"><text:span text:style-name="T88">Fightings and fears within, without,</text:span></text:p>
            <text:p text:style-name="P7"><text:span text:style-name="T88">O Lamb of God, I come, I come.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100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28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98" draw:text-style-name="P46" draw:layer="layout" svg:width="26.67cm" svg:height="7.011cm" svg:x="0.762cm" svg:y="0.534cm">
          <draw:text-box>
            <text:p text:style-name="P7"><text:span text:style-name="T87">4. </text:span><text:span text:style-name="T88">Just as I am, poor, wretched, blind;</text:span></text:p>
            <text:p text:style-name="P7"><text:span text:style-name="T88">Sight, riches, healing of the mind,</text:span></text:p>
            <text:p text:style-name="P7"><text:span text:style-name="T88">Yea, all I need, in Thee to find,</text:span></text:p>
            <text:p text:style-name="P7"><text:span text:style-name="T88">O Lamb of God, I come, I come.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101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28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99" draw:text-style-name="P46" draw:layer="layout" svg:width="26.67cm" svg:height="7.011cm" svg:x="0.762cm" svg:y="0.534cm">
          <draw:text-box>
            <text:p text:style-name="P7"><text:span text:style-name="T87">5. </text:span><text:span text:style-name="T88">Just as I am, Thou wilt receive,</text:span></text:p>
            <text:p text:style-name="P7"><text:span text:style-name="T88">Wilt welcome, pardon, cleanse, relieve;</text:span></text:p>
            <text:p text:style-name="P7"><text:span text:style-name="T88">Because Thy promise I believe,</text:span></text:p>
            <text:p text:style-name="P7"><text:span text:style-name="T88">O Lamb of God, I come, I come.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102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28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00" draw:text-style-name="P46" draw:layer="layout" svg:width="26.67cm" svg:height="10.391cm" svg:x="0.762cm" svg:y="0.534cm">
          <draw:text-box>
            <text:p text:style-name="P7"><text:span text:style-name="T87">6. </text:span><text:span text:style-name="T88">Just as I am; Thy love unknown</text:span></text:p>
            <text:p text:style-name="P7"><text:span text:style-name="T88">Has broken ev’ry barrier down;</text:span></text:p>
            <text:p text:style-name="P7"><text:span text:style-name="T88">Now to be Thine, yea, Thine alone,</text:span></text:p>
            <text:p text:style-name="P7"><text:span text:style-name="T88">O Lamb of God, I come, I come.</text:span></text:p>
            <text:p text:style-name="P11"><text:span text:style-name="T90"/></text:p>
            <text:p text:style-name="P11"><text:span text:style-name="T90"/></text:p>
            <text:p text:style-name="P11"><text:span text:style-name="T91"/></text:p>
            <text:p text:style-name="P11"><text:span text:style-name="T91"><text:s text:c="3"/></text:span><text:span text:style-name="T92"><text:s/></text:span><text:span text:style-name="T92">Public Domain</text:span></text:p>
          </draw:text-box>
        </draw:frame>
        <presentation:notes draw:style-name="dp20">
          <office:forms form:automatic-focus="false" form:apply-design-mode="false"/>
          <draw:page-thumbnail draw:style-name="gr3" draw:layer="layout" svg:width="18.624cm" svg:height="10.476cm" svg:x="1.482cm" svg:y="2.123cm" draw:page-number="103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29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01" draw:text-style-name="P47" draw:layer="layout" svg:width="25.676cm" svg:height="2.032cm" svg:x="1.016cm" svg:y="0.508cm">
          <draw:text-box>
            <text:p text:style-name="P9"><text:span text:style-name="T93">WE GATHER OUR OFFERING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4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0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02" draw:text-style-name="P47" draw:layer="layout" svg:width="25.676cm" svg:height="6.63cm" svg:x="1.016cm" svg:y="0.508cm">
          <draw:text-box>
            <text:p text:style-name="P9"><text:span text:style-name="T93">KYRIE</text:span></text:p>
            <text:p text:style-name="P48"><text:span text:style-name="T94">C: </text:span><text:span text:style-name="T95">♫</text:span><text:span text:style-name="T96"> </text:span><text:span text:style-name="T88">Lord, have mercy;</text:span></text:p>
            <text:p text:style-name="P49"><text:span text:style-name="T88"><text:s text:c="2"/></text:span><text:span text:style-name="T88">Christ, have mercy;</text:span></text:p>
            <text:p text:style-name="P9"><text:span text:style-name="T88"><text:s text:c="2"/></text:span><text:span text:style-name="T88">Lord, have merc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5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1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03" draw:text-style-name="P47" draw:layer="layout" svg:width="25.676cm" svg:height="4.901cm" svg:x="1.016cm" svg:y="0.508cm">
          <draw:text-box>
            <text:p text:style-name="P9"><text:span text:style-name="T97">LORD'S PRAYER</text:span></text:p>
            <text:p text:style-name="P9"><text:span text:style-name="T88">Our Father who art in heaven,</text:span></text:p>
            <text:p text:style-name="P9"><text:span text:style-name="T88">hallowed be Thy name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6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2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04" draw:text-style-name="P47" draw:layer="layout" svg:width="25.676cm" svg:height="5.321cm" svg:x="1.016cm" svg:y="0.508cm">
          <draw:text-box>
            <text:p text:style-name="P9"><text:span text:style-name="T88">Thy kingdom come,</text:span></text:p>
            <text:p text:style-name="P9"><text:span text:style-name="T88">Thy will be done</text:span></text:p>
            <text:p text:style-name="P9"><text:span text:style-name="T88">on earth as it is in heaven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7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3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05" draw:text-style-name="P47" draw:layer="layout" svg:width="25.676cm" svg:height="7.011cm" svg:x="1.016cm" svg:y="0.508cm">
          <draw:text-box>
            <text:p text:style-name="P9"><text:span text:style-name="T88">give us this day our daily bread;</text:span></text:p>
            <text:p text:style-name="P9"><text:span text:style-name="T88">and forgive us our trespasses</text:span></text:p>
            <text:p text:style-name="P9"><text:span text:style-name="T88">as we forgive those</text:span></text:p>
            <text:p text:style-name="P9"><text:span text:style-name="T88">who trespass against us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8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4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06" draw:text-style-name="P47" draw:layer="layout" svg:width="25.676cm" svg:height="3.631cm" svg:x="1.016cm" svg:y="0.508cm">
          <draw:text-box>
            <text:p text:style-name="P9"><text:span text:style-name="T88">and lead us not into temptation,</text:span></text:p>
            <text:p text:style-name="P9"><text:span text:style-name="T88">but deliver us from evil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9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5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07" draw:text-style-name="P47" draw:layer="layout" svg:width="25.676cm" svg:height="5.321cm" svg:x="1.016cm" svg:y="0.508cm">
          <draw:text-box>
            <text:p text:style-name="P9"><text:span text:style-name="T88">For thine is the kingdom</text:span></text:p>
            <text:p text:style-name="P9"><text:span text:style-name="T88">and the power and the glory</text:span></text:p>
            <text:p text:style-name="P9"><text:span text:style-name="T88">forever and ever. Ame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0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6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08" draw:text-style-name="P47" draw:layer="layout" svg:width="25.676cm" svg:height="7.946cm" svg:x="1.016cm" svg:y="0.508cm">
          <draw:text-box>
            <text:p text:style-name="P9"><text:span text:style-name="T93">COLLECTS</text:span></text:p>
            <text:p text:style-name="P10"><text:span text:style-name="T98"><text:s text:c="3"/></text:span><text:span text:style-name="T98">L:</text:span><text:span text:style-name="T99"> </text:span><text:span text:style-name="T98">O Lord, hear <text:s text:c="17"/>P: The Lord be </text:span></text:p>
            <text:p text:style-name="P10"><text:span text:style-name="T98"><text:s text:c="7"/></text:span><text:span text:style-name="T98">my prayer. <text:s/></text:span><text:span text:style-name="T100"><text:s text:c="23"/></text:span><text:span text:style-name="T98">with you.</text:span></text:p>
            <text:p text:style-name="P10"><text:span text:style-name="T94"><text:s text:c="2"/></text:span><text:span text:style-name="T94">C:</text:span><text:span text:style-name="T101"> </text:span><text:span text:style-name="T102">♫</text:span><text:span text:style-name="T103"> </text:span><text:span text:style-name="T88">And let my cry </text:span><text:span text:style-name="T101"><text:s text:c="5"/></text:span><text:span text:style-name="T94">C:</text:span><text:span text:style-name="T101"> </text:span><text:span text:style-name="T102">♫</text:span><text:span text:style-name="T103"> </text:span><text:span text:style-name="T88">And with </text:span></text:p>
            <text:p text:style-name="P9"><text:span text:style-name="T101"><text:s text:c="2"/></text:span><text:span text:style-name="T88">come to You. </text:span><text:span text:style-name="T104"><text:s text:c="13"/></text:span><text:span text:style-name="T88">your spirit.</text:span></text:p>
          </draw:text-box>
        </draw:frame>
        <draw:line draw:style-name="gr109" draw:text-style-name="P50" draw:layer="layout" svg:x1="14.224cm" svg:y1="2.794cm" svg:x2="14.224cm" svg:y2="7.874cm">
          <text:p/>
        </draw:line>
        <presentation:notes draw:style-name="dp2">
          <draw:page-thumbnail draw:style-name="gr3" draw:layer="layout" svg:width="18.624cm" svg:height="10.476cm" svg:x="1.482cm" svg:y="2.123cm" draw:page-number="111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7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10" draw:text-style-name="P47" draw:layer="layout" svg:width="25.676cm" svg:height="2.032cm" svg:x="1.016cm" svg:y="0.508cm">
          <draw:text-box>
            <text:p text:style-name="P9"><text:span text:style-name="T93">COLLECT OF THE DAY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2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8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11" draw:text-style-name="P47" draw:layer="layout" svg:width="25.676cm" svg:height="6.256cm" svg:x="1.016cm" svg:y="0.508cm">
          <draw:text-box>
            <text:p text:style-name="P9"><text:span text:style-name="T93">COLLECT FOR GRACE</text:span></text:p>
            <text:p text:style-name="P10"><text:span text:style-name="T98">L: O Lord, our heavenly Father, almighty...</text:span></text:p>
            <text:p text:style-name="P10"><text:span text:style-name="T98"><text:s text:c="26"/></text:span><text:span text:style-name="T98">...one God, now and forever.</text:span></text:p>
            <text:p text:style-name="P10"><text:span text:style-name="T94">C: </text:span><text:span text:style-name="T102">♫</text:span><text:span text:style-name="T105"> </text:span><text:span text:style-name="T88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3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9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12" draw:text-style-name="P47" draw:layer="layout" svg:width="25.676cm" svg:height="4.753cm" svg:x="1.016cm" svg:y="0.508cm">
          <draw:text-box>
            <text:p text:style-name="P9"><text:span text:style-name="T93">BENEDICAMUS</text:span></text:p>
            <text:p text:style-name="P12"><text:span text:style-name="T98">L: Let us bless the Lord.</text:span></text:p>
            <text:p text:style-name="P10"><text:span text:style-name="T94">C: </text:span><text:span text:style-name="T106">♫</text:span><text:span text:style-name="T105"> </text:span><text:span text:style-name="T88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4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40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13" draw:text-style-name="P47" draw:layer="layout" svg:width="25.676cm" svg:height="7.759cm" svg:x="1.016cm" svg:y="0.508cm">
          <draw:text-box>
            <text:p text:style-name="P9"><text:span text:style-name="T93">BENEDICTION</text:span></text:p>
            <text:p text:style-name="P12"><text:span text:style-name="T98">P:</text:span><text:span text:style-name="T99"> </text:span><text:span text:style-name="T98">The grace of our Lord </text:span><text:span text:style-name="T107">+</text:span><text:span text:style-name="T98"> Jesus Christ and the <text:s/></text:span></text:p>
            <text:p text:style-name="P12"><text:span text:style-name="T98"><text:s text:c="4"/></text:span><text:span text:style-name="T98">love of God and the communion of the Holy </text:span></text:p>
            <text:p text:style-name="P12"><text:span text:style-name="T98"><text:s text:c="4"/></text:span><text:span text:style-name="T98">Spirit be with you all</text:span><text:span text:style-name="T99">.</text:span></text:p>
            <text:p text:style-name="P10"><text:span text:style-name="T94">C: </text:span><text:span text:style-name="T106">♫</text:span><text:span text:style-name="T105"> </text:span><text:span text:style-name="T88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5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41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14" draw:text-style-name="P47" draw:layer="layout" svg:width="25.676cm" svg:height="10.591cm" svg:x="1.016cm" svg:y="0.508cm">
          <draw:text-box>
            <text:p text:style-name="P9"><text:span text:style-name="T108">ACKNOWLEDGMENTS</text:span></text:p>
            <text:p text:style-name="P9"><text:span text:style-name="T109">Creative Worship for the Lutheran Parish, Series C, Quarter 1.</text:span></text:p>
            <text:p text:style-name="P9"><text:span text:style-name="T109">Copyright © 2018 Concordia Publishing House.</text:span></text:p>
            <text:p text:style-name="P9"><text:span text:style-name="T109">All rights reserved. Used by permission.</text:span></text:p>
            <text:p text:style-name="P9"><text:span text:style-name="T109"/></text:p>
            <text:p text:style-name="P9"><text:span text:style-name="T109">Unless otherwise indicated,</text:span></text:p>
            <text:p text:style-name="P9"><text:span text:style-name="T109">all scripture quotations are from The Holy Bible, English Standard Version, copyright © 2001 by Crossway Bibles, a division of Good News Publishers. Used by permission. All rights reserved.</text:span></text:p>
            <text:p text:style-name="P9"><text:span text:style-name="T109"/></text:p>
            <text:p text:style-name="P9"><text:span text:style-name="T109">Created by Lutheran Service Builder © 2006 Concordia Publishing Hous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6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42" draw:master-page-name="Default1_5f_" presentation:presentation-page-layout-name="AL1T0">
        <office:forms form:automatic-focus="false" form:apply-design-mode="false"/>
        <draw:custom-shape draw:style-name="gr5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17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Segoe UI6" svg:font-family="'Segoe UI'" style:font-adornments="Regular"/>
    <style:font-face style:name="Segoe UI Semibold3" svg:font-family="'Segoe UI Semibold'"/>
    <style:font-face style:name="Arial2" svg:font-family="Arial" style:font-family-generic="swiss"/>
    <style:font-face style:name="Arial3" svg:font-family="Arial" style:font-adornments="Regular" style:font-family-generic="swiss"/>
    <style:font-face style:name="Arial6" svg:font-family="Arial" style:font-family-generic="system"/>
    <style:font-face style:name="Segoe UI7" svg:font-family="'Segoe UI'" style:font-family-generic="system"/>
    <style:font-face style:name="Arial5" svg:font-family="Arial" style:font-pitch="variable"/>
    <style:font-face style:name="Copperplate Gothic Light" svg:font-family="'Copperplate Gothic Light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Segoe UI Semibold2" svg:font-family="'Segoe UI Semibold'" style:font-pitch="variable"/>
    <style:font-face style:name="Tahoma1" svg:font-family="Tahoma" style:font-pitch="variable"/>
    <style:font-face style:name="Times New Roman" svg:font-family="'Times New Roman'" style:font-pitch="variable"/>
    <style:font-face style:name="Gabriola" svg:font-family="Gabriola" style:font-family-generic="decorative" style:font-pitch="variable"/>
    <style:font-face style:name="Liberation Sans2" svg:font-family="'Liberation Sans'" style:font-family-generic="decorative" style:font-pitch="variable"/>
    <style:font-face style:name="Arial" svg:font-family="Arial" style:font-family-generic="roman" style:font-pitch="variable"/>
    <style:font-face style:name="Copperplate Gothic Light1" svg:font-family="'Copperplate Gothic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Microsoft YaHei2" svg:font-family="'Microsoft YaHei'" style:font-family-generic="swiss" style:font-pitch="variable"/>
    <style:font-face style:name="Segoe UI" svg:font-family="'Segoe UI'" style:font-family-generic="swiss" style:font-pitch="variable"/>
    <style:font-face style:name="Segoe UI4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5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1BEA9B135D1E4ECD.jpg" xlink:type="simple" xlink:show="embed" xlink:actuate="onLoad"/>
    <draw:fill-image draw:name="Bitmap_20_11" draw:display-name="Bitmap 11" xlink:href="Pictures/1000000000000422000002531BEA9B135D1E4ECD.jpg" xlink:type="simple" xlink:show="embed" xlink:actuate="onLoad"/>
    <draw:fill-image draw:name="Bitmap_20_12" draw:display-name="Bitmap 12" xlink:href="Pictures/1000000000000422000002531BEA9B135D1E4ECD.jpg" xlink:type="simple" xlink:show="embed" xlink:actuate="onLoad"/>
    <draw:fill-image draw:name="Bitmap_20_13" draw:display-name="Bitmap 13" xlink:href="Pictures/1000000000000422000002531BEA9B135D1E4ECD.jpg" xlink:type="simple" xlink:show="embed" xlink:actuate="onLoad"/>
    <draw:fill-image draw:name="Bitmap_20_14" draw:display-name="Bitmap 14" xlink:href="Pictures/1000000000000422000002531BEA9B135D1E4ECD.jpg" xlink:type="simple" xlink:show="embed" xlink:actuate="onLoad"/>
    <draw:fill-image draw:name="Bitmap_20_15" draw:display-name="Bitmap 15" xlink:href="Pictures/1000000000000422000002531BEA9B135D1E4ECD.jpg" xlink:type="simple" xlink:show="embed" xlink:actuate="onLoad"/>
    <draw:fill-image draw:name="Bitmap_20_16" draw:display-name="Bitmap 16" xlink:href="Pictures/1000000000000422000002531BEA9B135D1E4ECD.jpg" xlink:type="simple" xlink:show="embed" xlink:actuate="onLoad"/>
    <draw:fill-image draw:name="Bitmap_20_17" draw:display-name="Bitmap 17" xlink:href="Pictures/1000000000000422000002531BEA9B135D1E4ECD.jpg" xlink:type="simple" xlink:show="embed" xlink:actuate="onLoad"/>
    <draw:fill-image draw:name="Bitmap_20_18" draw:display-name="Bitmap 18" xlink:href="Pictures/1000000000000422000002531BEA9B135D1E4ECD.jpg" xlink:type="simple" xlink:show="embed" xlink:actuate="onLoad"/>
    <draw:fill-image draw:name="Bitmap_20_19" draw:display-name="Bitmap 19" xlink:href="Pictures/1000000000000422000002531BEA9B135D1E4ECD.jpg" xlink:type="simple" xlink:show="embed" xlink:actuate="onLoad"/>
    <draw:fill-image draw:name="Bitmap_20_20" draw:display-name="Bitmap 20" xlink:href="Pictures/1000000000000422000002531BEA9B135D1E4ECD.jpg" xlink:type="simple" xlink:show="embed" xlink:actuate="onLoad"/>
    <draw:fill-image draw:name="Bitmap_20_21" draw:display-name="Bitmap 21" xlink:href="Pictures/1000000000000422000002531BEA9B135D1E4ECD.jpg" xlink:type="simple" xlink:show="embed" xlink:actuate="onLoad"/>
    <draw:fill-image draw:name="Bitmap_20_22" draw:display-name="Bitmap 22" xlink:href="Pictures/1000000000000422000002531BEA9B135D1E4ECD.jpg" xlink:type="simple" xlink:show="embed" xlink:actuate="onLoad"/>
    <draw:fill-image draw:name="Bitmap_20_23" draw:display-name="Bitmap 23" xlink:href="Pictures/1000000000000422000002531BEA9B135D1E4ECD.jpg" xlink:type="simple" xlink:show="embed" xlink:actuate="onLoad"/>
    <draw:fill-image draw:name="Bitmap_20_24" draw:display-name="Bitmap 24" xlink:href="Pictures/1000000000000422000002531BEA9B135D1E4ECD.jpg" xlink:type="simple" xlink:show="embed" xlink:actuate="onLoad"/>
    <draw:fill-image draw:name="Bitmap_20_25" draw:display-name="Bitmap 25" xlink:href="Pictures/1000000000000422000002531BEA9B135D1E4ECD.jpg" xlink:type="simple" xlink:show="embed" xlink:actuate="onLoad"/>
    <draw:fill-image draw:name="Bitmap_20_26" draw:display-name="Bitmap 26" xlink:href="Pictures/1000000000000422000002531BEA9B135D1E4ECD.jpg" xlink:type="simple" xlink:show="embed" xlink:actuate="onLoad"/>
    <draw:fill-image draw:name="Bitmap_20_27" draw:display-name="Bitmap 27" xlink:href="Pictures/1000000000000422000002531BEA9B135D1E4ECD.jpg" xlink:type="simple" xlink:show="embed" xlink:actuate="onLoad"/>
    <draw:fill-image draw:name="Bitmap_20_28" draw:display-name="Bitmap 28" xlink:href="Pictures/1000000000000422000002531BEA9B135D1E4ECD.jpg" xlink:type="simple" xlink:show="embed" xlink:actuate="onLoad"/>
    <draw:fill-image draw:name="Bitmap_20_3" draw:display-name="Bitmap 3" xlink:href="Pictures/1000000000000422000002531BEA9B135D1E4ECD.jpg" xlink:type="simple" xlink:show="embed" xlink:actuate="onLoad"/>
    <draw:fill-image draw:name="Bitmap_20_4" draw:display-name="Bitmap 4" xlink:href="Pictures/1000000000000422000002531BEA9B135D1E4ECD.jpg" xlink:type="simple" xlink:show="embed" xlink:actuate="onLoad"/>
    <draw:fill-image draw:name="Bitmap_20_47" draw:display-name="Bitmap 47" xlink:href="Pictures/1000000000000422000002531BEA9B135D1E4ECD.jpg" xlink:type="simple" xlink:show="embed" xlink:actuate="onLoad"/>
    <draw:fill-image draw:name="Bitmap_20_48" draw:display-name="Bitmap 48" xlink:href="Pictures/1000000000000422000002531BEA9B135D1E4ECD.jpg" xlink:type="simple" xlink:show="embed" xlink:actuate="onLoad"/>
    <draw:fill-image draw:name="Bitmap_20_49" draw:display-name="Bitmap 49" xlink:href="Pictures/1000000000000422000002531BEA9B135D1E4ECD.jpg" xlink:type="simple" xlink:show="embed" xlink:actuate="onLoad"/>
    <draw:fill-image draw:name="Bitmap_20_5" draw:display-name="Bitmap 5" xlink:href="Pictures/1000000000000422000002531BEA9B135D1E4ECD.jpg" xlink:type="simple" xlink:show="embed" xlink:actuate="onLoad"/>
    <draw:fill-image draw:name="Bitmap_20_50" draw:display-name="Bitmap 50" xlink:href="Pictures/1000000000000422000002531BEA9B135D1E4ECD.jpg" xlink:type="simple" xlink:show="embed" xlink:actuate="onLoad"/>
    <draw:fill-image draw:name="Bitmap_20_53" draw:display-name="Bitmap 53" xlink:href="Pictures/1000000000000422000002531BEA9B135D1E4ECD.jpg" xlink:type="simple" xlink:show="embed" xlink:actuate="onLoad"/>
    <draw:fill-image draw:name="Bitmap_20_54" draw:display-name="Bitmap 54" xlink:href="Pictures/1000000000000422000002531BEA9B135D1E4ECD.jpg" xlink:type="simple" xlink:show="embed" xlink:actuate="onLoad"/>
    <draw:fill-image draw:name="Bitmap_20_55" draw:display-name="Bitmap 55" xlink:href="Pictures/1000000000000422000002531BEA9B135D1E4ECD.jpg" xlink:type="simple" xlink:show="embed" xlink:actuate="onLoad"/>
    <draw:fill-image draw:name="Bitmap_20_56" draw:display-name="Bitmap 56" xlink:href="Pictures/1000000000000422000002531BEA9B135D1E4ECD.jpg" xlink:type="simple" xlink:show="embed" xlink:actuate="onLoad"/>
    <draw:fill-image draw:name="Bitmap_20_57" draw:display-name="Bitmap 57" xlink:href="Pictures/1000000000000422000002531BEA9B135D1E4ECD.jpg" xlink:type="simple" xlink:show="embed" xlink:actuate="onLoad"/>
    <draw:fill-image draw:name="Bitmap_20_58" draw:display-name="Bitmap 58" xlink:href="Pictures/1000000000000422000002531BEA9B135D1E4ECD.jpg" xlink:type="simple" xlink:show="embed" xlink:actuate="onLoad"/>
    <draw:fill-image draw:name="Bitmap_20_59" draw:display-name="Bitmap 59" xlink:href="Pictures/1000000000000422000002531BEA9B135D1E4ECD.jpg" xlink:type="simple" xlink:show="embed" xlink:actuate="onLoad"/>
    <draw:fill-image draw:name="Bitmap_20_6" draw:display-name="Bitmap 6" xlink:href="Pictures/1000000000000422000002531BEA9B135D1E4ECD.jpg" xlink:type="simple" xlink:show="embed" xlink:actuate="onLoad"/>
    <draw:fill-image draw:name="Bitmap_20_60" draw:display-name="Bitmap 60" xlink:href="Pictures/1000000000000422000002531BEA9B135D1E4ECD.jpg" xlink:type="simple" xlink:show="embed" xlink:actuate="onLoad"/>
    <draw:fill-image draw:name="Bitmap_20_61" draw:display-name="Bitmap 61" xlink:href="Pictures/1000000000000422000002531BEA9B135D1E4ECD.jpg" xlink:type="simple" xlink:show="embed" xlink:actuate="onLoad"/>
    <draw:fill-image draw:name="Bitmap_20_62" draw:display-name="Bitmap 62" xlink:href="Pictures/1000000000000422000002531BEA9B135D1E4ECD.jpg" xlink:type="simple" xlink:show="embed" xlink:actuate="onLoad"/>
    <draw:fill-image draw:name="Bitmap_20_7" draw:display-name="Bitmap 7" xlink:href="Pictures/1000000000000422000002531BEA9B135D1E4ECD.jpg" xlink:type="simple" xlink:show="embed" xlink:actuate="onLoad"/>
    <draw:fill-image draw:name="Bitmap_20_8" draw:display-name="Bitmap 8" xlink:href="Pictures/1000000000000422000002531BEA9B135D1E4ECD.jpg" xlink:type="simple" xlink:show="embed" xlink:actuate="onLoad"/>
    <draw:fill-image draw:name="Bitmap_20_9" draw:display-name="Bitmap 9" xlink:href="Pictures/1000000000000422000002531BEA9B135D1E4ECD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5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_5f_-background" style:display-name="Default2_-background" style:family="presentation">
      <style:graphic-properties draw:stroke="none" draw:fill="none"/>
      <style:text-properties style:letter-kerning="true"/>
    </style:style>
    <style:style style:name="Default2_5f_-backgroundobjects" style:display-name="Default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_5f_-notes" style:display-name="Default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_5f_-outline1" style:display-name="Default2_-outline1" style:family="presentation">
      <style:graphic-properties draw:stroke="none" draw:fill="none" draw:auto-grow-height="false" draw:fit-to-size="shrink-to-fit" style:shrink-to-fit="true">
        <text:list-style style:name="Default2_5f_-outline1" style:display-name="Default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_5f_-outline2" style:display-name="Default2_-outline2" style:family="presentation" style:parent-style-name="Default2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2_5f_-outline3" style:display-name="Default2_-outline3" style:family="presentation" style:parent-style-name="Default2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2_5f_-outline4" style:display-name="Default2_-outline4" style:family="presentation" style:parent-style-name="Default2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2_5f_-outline5" style:display-name="Default2_-outline5" style:family="presentation" style:parent-style-name="Default2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_5f_-outline6" style:display-name="Default2_-outline6" style:family="presentation" style:parent-style-name="Default2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_5f_-outline7" style:display-name="Default2_-outline7" style:family="presentation" style:parent-style-name="Default2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_5f_-outline8" style:display-name="Default2_-outline8" style:family="presentation" style:parent-style-name="Default2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_5f_-outline9" style:display-name="Default2_-outline9" style:family="presentation" style:parent-style-name="Default2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_5f_-subtitle" style:display-name="Default2_-subtitle" style:family="presentation">
      <style:graphic-properties draw:stroke="none" draw:fill="none" draw:textarea-vertical-align="middle">
        <text:list-style style:name="Default2_5f_-subtitle" style:display-name="Default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_5f_-title" style:display-name="Default2_-title" style:family="presentation">
      <style:graphic-properties draw:stroke="none" draw:fill="none" draw:textarea-vertical-align="middle">
        <text:list-style style:name="Default2_5f_-title" style:display-name="Default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_5f_-background" style:display-name="Default1_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_5f_-backgroundobjects" style:display-name="Default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_5f_-notes" style:display-name="Default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_5f_-outline1" style:display-name="Default1_-outline1" style:family="presentation">
      <style:graphic-properties draw:stroke="none" draw:fill="none" draw:auto-grow-height="false" draw:fit-to-size="shrink-to-fit" style:shrink-to-fit="true">
        <text:list-style style:name="Default1_5f_-outline1" style:display-name="Default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_5f_-outline2" style:display-name="Default1_-outline2" style:family="presentation" style:parent-style-name="Default1_5f_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_5f_-outline3" style:display-name="Default1_-outline3" style:family="presentation" style:parent-style-name="Default1_5f_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_5f_-outline4" style:display-name="Default1_-outline4" style:family="presentation" style:parent-style-name="Default1_5f_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_5f_-outline5" style:display-name="Default1_-outline5" style:family="presentation" style:parent-style-name="Default1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6" style:display-name="Default1_-outline6" style:family="presentation" style:parent-style-name="Default1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7" style:display-name="Default1_-outline7" style:family="presentation" style:parent-style-name="Default1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8" style:display-name="Default1_-outline8" style:family="presentation" style:parent-style-name="Default1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9" style:display-name="Default1_-outline9" style:family="presentation" style:parent-style-name="Default1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subtitle" style:display-name="Default1_-subtitle" style:family="presentation">
      <style:graphic-properties draw:stroke="none" draw:fill="none" draw:textarea-vertical-align="middle">
        <text:list-style style:name="Default1_5f_-subtitle" style:display-name="Default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_5f_-title" style:display-name="Default1_-title" style:family="presentation">
      <style:graphic-properties draw:stroke="none" draw:fill="none" draw:textarea-vertical-align="middle">
        <text:list-style style:name="Default1_5f_-title" style:display-name="Default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15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2_5f_-backgroundobjects">
      <style:graphic-properties draw:stroke="none" draw:fill="none" draw:fill-color="#ffffff" draw:auto-grow-height="false" fo:min-height="1.086cm"/>
    </style:style>
    <style:style style:name="Mpr155" style:family="presentation" style:parent-style-name="Default2_5f_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2_5f_-backgroundobjects">
      <style:graphic-properties draw:stroke="none" draw:fill="none" draw:fill-color="#ffffff" draw:textarea-vertical-align="bottom" draw:auto-grow-height="false" fo:min-height="1.397cm"/>
    </style:style>
    <style:style style:name="Mpr157" style:family="presentation" style:parent-style-name="Default1_5f_-backgroundobjects">
      <style:graphic-properties draw:stroke="none" draw:fill="none" draw:fill-color="#ffffff" draw:auto-grow-height="false" fo:min-height="1.086cm"/>
    </style:style>
    <style:style style:name="Mpr158" style:family="presentation" style:parent-style-name="Default1_5f_-backgroundobjects">
      <style:graphic-properties draw:stroke="none" draw:fill="none" draw:fill-color="#ffffff" draw:auto-grow-height="false" fo:min-height="1.397cm"/>
    </style:style>
    <style:style style:name="Mpr159" style:family="presentation" style:parent-style-name="Default1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2"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2"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2"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2"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2"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2"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2"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2"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2"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2"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2"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2"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2"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2"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2"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2"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2"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2"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3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5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_5f_" style:display-name="Default2_" style:page-layout-name="PM1" draw:style-name="Mdp4">
      <draw:frame presentation:style-name="Default2_5f_-title" draw:layer="backgroundobjects" svg:width="25.199cm" svg:height="2.629cm" svg:x="1.4cm" svg:y="0.628cm" presentation:class="title" presentation:placeholder="true">
        <draw:text-box/>
      </draw:frame>
      <draw:frame presentation:style-name="Default2_5f_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_5f_-title" draw:layer="backgroundobjects" svg:width="18.624cm" svg:height="10.476cm" svg:x="1.482cm" svg:y="2.123cm" presentation:class="page"/>
        <draw:frame presentation:style-name="Default2_5f_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_5f_" style:display-name="Default1_" style:page-layout-name="PM1" draw:style-name="Mdp2">
      <office:forms form:automatic-focus="false" form:apply-design-mode="false"/>
      <draw:frame presentation:style-name="Default1_5f_-title" draw:layer="backgroundobjects" svg:width="25.199cm" svg:height="2.629cm" svg:x="1.4cm" svg:y="0.628cm" presentation:class="title" presentation:placeholder="true">
        <draw:text-box/>
      </draw:frame>
      <draw:frame presentation:style-name="Default1_5f_-outline1" draw:layer="backgroundobjects" svg:width="25.199cm" svg:height="9.134cm" svg:x="1.4cm" svg:y="3.685cm" presentation:class="outline" presentation:placeholder="true">
        <draw:text-box/>
      </draw:frame>
      <draw:frame presentation:style-name="Mpr15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_5f_-title" draw:layer="backgroundobjects" svg:width="18.624cm" svg:height="10.476cm" svg:x="1.482cm" svg:y="2.123cm" presentation:class="page"/>
        <draw:frame presentation:style-name="Default1_5f_-notes" draw:layer="backgroundobjects" svg:width="17.271cm" svg:height="12.572cm" svg:x="2.159cm" svg:y="13.271cm" presentation:class="notes" presentation:placeholder="true">
          <draw:text-box/>
        </draw:frame>
        <draw:frame presentation:style-name="Mpr1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2T22:24:37.29</meta:creation-date>
    <dc:date>2019-03-26T16:15:59.948000000</dc:date>
    <meta:editing-duration>PT8H12M40S</meta:editing-duration>
    <meta:editing-cycles>54</meta:editing-cycles>
    <meta:generator>LibreOffice/6.1.5.2$Windows_X86_64 LibreOffice_project/90f8dcf33c87b3705e78202e3df5142b201bd805</meta:generator>
    <meta:document-statistic meta:object-count="1227"/>
  </office:meta>
</office:document-meta>
</file>